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cm"/>
    </style:style>
    <style:style style:name="co2" style:family="table-column">
      <style:table-column-properties fo:break-before="auto" style:column-width="0.815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0.489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231cm"/>
    </style:style>
    <style:style style:name="co15" style:family="table-column">
      <style:table-column-properties fo:break-before="auto" style:column-width="3.394cm"/>
    </style:style>
    <style:style style:name="co16" style:family="table-column">
      <style:table-column-properties fo:break-before="auto" style:column-width="3.357cm"/>
    </style:style>
    <style:style style:name="co17" style:family="table-column">
      <style:table-column-properties fo:break-before="auto" style:column-width="1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D_Data" table:style-name="ta1">
        <table:shapes>
          <draw:frame draw:z-index="0" draw:style-name="gr1" draw:text-style-name="P1" svg:width="51.181cm" svg:height="9.004cm" svg:x="0.191cm" svg:y="27.359cm">
            <draw:object draw:notify-on-update-of-ranges="PID_Data.AD1:PID_Data.AD59 PID_Data.C1:PID_Data.H1 PID_Data.J1:PID_Data.J59 PID_Data.AD1:PID_Data.AD59 PID_Data.B1:PID_Data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.952cm" svg:height="8.993cm" svg:x="0.258cm" svg:y="36.615cm">
            <draw:object draw:notify-on-update-of-ranges="PID_Data.AD1:PID_Data.AD59 PID_Data.P1:PID_Data.P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0.952cm" svg:height="8.993cm" svg:x="0.258cm" svg:y="46.097cm">
            <draw:object draw:notify-on-update-of-ranges="PID_Data.AD1:PID_Data.AD59 PID_Data.C1:PID_Data.D1 PID_Data.R1:PID_Data.R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0.952cm" svg:height="8.993cm" svg:x="0.099cm" svg:y="55.392cm">
            <draw:object draw:notify-on-update-of-ranges="PID_Data.AD1:PID_Data.AD59 PID_Data.E1:PID_Data.F1 PID_Data.T1:PID_Data.T5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0.952cm" svg:height="8.993cm" svg:x="0cm" svg:y="64.838cm">
            <draw:object draw:notify-on-update-of-ranges="PID_Data.AD1:PID_Data.AD59 PID_Data.G1:PID_Data.H1 PID_Data.V1:PID_Data.V5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6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5" table:default-cell-style-name="ce2"/>
        <table:table-column table:style-name="co14" table:default-cell-style-name="Default"/>
        <table:table-column table:style-name="co13" table:default-cell-style-name="ce2"/>
        <table:table-column table:style-name="co5" table:default-cell-style-name="Default"/>
        <table:table-column table:style-name="co15" table:default-cell-style-name="ce1"/>
        <table:table-column table:style-name="co9" table:default-cell-style-name="ce6"/>
        <table:table-column table:style-name="co16" table:default-cell-style-name="ce1"/>
        <table:table-column table:style-name="co7" table:default-cell-style-name="ce6"/>
        <table:table-column table:style-name="co16" table:default-cell-style-name="Default"/>
        <table:table-column table:style-name="co8" table:default-cell-style-name="ce2"/>
        <table:table-column table:style-name="co17" table:default-cell-style-name="Default"/>
        <table:table-column table:style-name="co7" table:default-cell-style-name="ce2"/>
        <table:table-column table:style-name="co18" table:default-cell-style-name="Default"/>
        <table:table-column table:style-name="co18" table:default-cell-style-name="ce1"/>
        <table:table-column table:style-name="co18" table:default-cell-style-name="Default"/>
        <table:table-column table:style-name="co18" table:default-cell-style-name="ce1"/>
        <table:table-row table:style-name="ro1">
          <table:table-cell office:value-type="string" calcext:value-type="string">
            <text:p>Target:</text:p>
          </table:table-cell>
          <table:table-cell office:value-type="float" office:value="0.0365263" calcext:value-type="float">
            <text:p>0.036526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0217245" calcext:value-type="float">
            <text:p>-0.00217245</text:p>
          </table:table-cell>
          <table:table-cell office:value-type="string" calcext:value-type="string">
            <text:p>e_t_SUMME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e_t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y_t:</text:p>
          </table:table-cell>
          <table:table-cell office:value-type="float" office:value="0.0517225" calcext:value-type="float">
            <text:p>0.0517225</text:p>
          </table:table-cell>
          <table:table-cell office:value-type="string" calcext:value-type="string">
            <text:p>P:</text:p>
          </table:table-cell>
          <table:table-cell office:value-type="float" office:value="0.0386988" calcext:value-type="float">
            <text:p>0.0386988</text:p>
          </table:table-cell>
          <table:table-cell office:value-type="string" calcext:value-type="string">
            <text:p>I:</text:p>
          </table:table-cell>
          <table:table-cell office:value-type="float" office:value="0.0130237" calcext:value-type="float">
            <text:p>0.013023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0217245" calcext:value-type="float">
            <text:p>-0.0021724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0242825" calcext:value-type="float">
            <text:p>0.024282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56035E-018" calcext:value-type="float">
            <text:p>2.56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33658" calcext:value-type="float">
            <text:p>0.336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3131" calcext:value-type="float">
            <text:p>0.43131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-0.0414868" calcext:value-type="float">
            <text:p>-0.0414868</text:p>
          </table:table-cell>
          <table:table-cell office:value-type="string" calcext:value-type="string">
            <text:p>e_t_SUMME:</text:p>
          </table:table-cell>
          <table:table-cell office:value-type="float" office:value="0.511496" calcext:value-type="float">
            <text:p>0.511496</text:p>
          </table:table-cell>
          <table:table-cell office:value-type="string" calcext:value-type="string">
            <text:p>e_t:</text:p>
          </table:table-cell>
          <table:table-cell office:value-type="float" office:value="0.472797" calcext:value-type="float">
            <text:p>0.472797</text:p>
          </table:table-cell>
          <table:table-cell office:value-type="string" calcext:value-type="string">
            <text:p>y_t:</text:p>
          </table:table-cell>
          <table:table-cell office:value-type="float" office:value="0.644936" calcext:value-type="float">
            <text:p>0.644936</text:p>
          </table:table-cell>
          <table:table-cell office:value-type="string" calcext:value-type="string">
            <text:p>P:</text:p>
          </table:table-cell>
          <table:table-cell office:value-type="float" office:value="0.472797" calcext:value-type="float">
            <text:p>0.472797</text:p>
          </table:table-cell>
          <table:table-cell office:value-type="string" calcext:value-type="string">
            <text:p>I:</text:p>
          </table:table-cell>
          <table:table-cell office:value-type="float" office:value="0.172138" calcext:value-type="float">
            <text:p>0.17213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-0.0414868" calcext:value-type="float">
            <text:p>-0.04148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86732" calcext:value-type="float">
            <text:p>0.28673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65917E-018" calcext:value-type="float">
            <text:p>2.659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0.673835" calcext:value-type="float">
            <text:p>0.6738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04342" calcext:value-type="float">
            <text:p>0.40434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70738" calcext:value-type="float">
            <text:p>0.170738</text:p>
          </table:table-cell>
          <table:table-cell office:value-type="string" calcext:value-type="string">
            <text:p>e_t_SUMME:</text:p>
          </table:table-cell>
          <table:table-cell office:value-type="float" office:value="0.7451" calcext:value-type="float">
            <text:p>0.7451</text:p>
          </table:table-cell>
          <table:table-cell office:value-type="string" calcext:value-type="string">
            <text:p>e_t:</text:p>
          </table:table-cell>
          <table:table-cell office:value-type="float" office:value="0.233604" calcext:value-type="float">
            <text:p>0.233604</text:p>
          </table:table-cell>
          <table:table-cell office:value-type="string" calcext:value-type="string">
            <text:p>y_t:</text:p>
          </table:table-cell>
          <table:table-cell office:value-type="float" office:value="0.484359" calcext:value-type="float">
            <text:p>0.484359</text:p>
          </table:table-cell>
          <table:table-cell office:value-type="string" calcext:value-type="string">
            <text:p>P:</text:p>
          </table:table-cell>
          <table:table-cell office:value-type="float" office:value="0.233604" calcext:value-type="float">
            <text:p>0.233604</text:p>
          </table:table-cell>
          <table:table-cell office:value-type="string" calcext:value-type="string">
            <text:p>I:</text:p>
          </table:table-cell>
          <table:table-cell office:value-type="float" office:value="0.250755" calcext:value-type="float">
            <text:p>0.25075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70738" calcext:value-type="float">
            <text:p>0.17073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68804" calcext:value-type="float">
            <text:p>0.2688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2.77716E-018" calcext:value-type="float">
            <text:p>2.777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01023" calcext:value-type="float">
            <text:p>1.0102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67206" calcext:value-type="float">
            <text:p>0.56720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157303" calcext:value-type="float">
            <text:p>0.157303</text:p>
          </table:table-cell>
          <table:table-cell office:value-type="string" calcext:value-type="string">
            <text:p>e_t_SUMME:</text:p>
          </table:table-cell>
          <table:table-cell office:value-type="float" office:value="1.155" calcext:value-type="float">
            <text:p>1.155</text:p>
          </table:table-cell>
          <table:table-cell office:value-type="string" calcext:value-type="string">
            <text:p>e_t:</text:p>
          </table:table-cell>
          <table:table-cell office:value-type="float" office:value="0.409904" calcext:value-type="float">
            <text:p>0.409904</text:p>
          </table:table-cell>
          <table:table-cell office:value-type="string" calcext:value-type="string">
            <text:p>y_t:</text:p>
          </table:table-cell>
          <table:table-cell office:value-type="float" office:value="0.798608" calcext:value-type="float">
            <text:p>0.798608</text:p>
          </table:table-cell>
          <table:table-cell office:value-type="string" calcext:value-type="string">
            <text:p>P:</text:p>
          </table:table-cell>
          <table:table-cell office:value-type="float" office:value="0.409904" calcext:value-type="float">
            <text:p>0.409904</text:p>
          </table:table-cell>
          <table:table-cell office:value-type="string" calcext:value-type="string">
            <text:p>I:</text:p>
          </table:table-cell>
          <table:table-cell office:value-type="float" office:value="0.388704" calcext:value-type="float">
            <text:p>0.38870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157303" calcext:value-type="float">
            <text:p>0.1573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77075" calcext:value-type="float">
            <text:p>0.37707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7665E-018" calcext:value-type="float">
            <text:p>3.0766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34635" calcext:value-type="float">
            <text:p>1.3463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56332" calcext:value-type="float">
            <text:p>0.45633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299931" calcext:value-type="float">
            <text:p>0.299931</text:p>
          </table:table-cell>
          <table:table-cell office:value-type="string" calcext:value-type="string">
            <text:p>e_t_SUMME:</text:p>
          </table:table-cell>
          <table:table-cell office:value-type="float" office:value="1.31141" calcext:value-type="float">
            <text:p>1.31141</text:p>
          </table:table-cell>
          <table:table-cell office:value-type="string" calcext:value-type="string">
            <text:p>e_t:</text:p>
          </table:table-cell>
          <table:table-cell office:value-type="float" office:value="0.156401" calcext:value-type="float">
            <text:p>0.156401</text:p>
          </table:table-cell>
          <table:table-cell office:value-type="string" calcext:value-type="string">
            <text:p>y_t:</text:p>
          </table:table-cell>
          <table:table-cell office:value-type="float" office:value="0.59774" calcext:value-type="float">
            <text:p>0.59774</text:p>
          </table:table-cell>
          <table:table-cell office:value-type="string" calcext:value-type="string">
            <text:p>P:</text:p>
          </table:table-cell>
          <table:table-cell office:value-type="float" office:value="0.156401" calcext:value-type="float">
            <text:p>0.156401</text:p>
          </table:table-cell>
          <table:table-cell office:value-type="string" calcext:value-type="string">
            <text:p>I:</text:p>
          </table:table-cell>
          <table:table-cell office:value-type="float" office:value="0.441339" calcext:value-type="float">
            <text:p>0.44133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299931" calcext:value-type="float">
            <text:p>0.2999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3366" calcext:value-type="float">
            <text:p>0.30336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03349E-018" calcext:value-type="float">
            <text:p>3.0334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.68289" calcext:value-type="float">
            <text:p>1.682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10209" calcext:value-type="float">
            <text:p>0.61020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310162" calcext:value-type="float">
            <text:p>0.310162</text:p>
          </table:table-cell>
          <table:table-cell office:value-type="string" calcext:value-type="string">
            <text:p>e_t_SUMME:</text:p>
          </table:table-cell>
          <table:table-cell office:value-type="float" office:value="1.61145" calcext:value-type="float">
            <text:p>1.61145</text:p>
          </table:table-cell>
          <table:table-cell office:value-type="string" calcext:value-type="string">
            <text:p>e_t:</text:p>
          </table:table-cell>
          <table:table-cell office:value-type="float" office:value="0.300046" calcext:value-type="float">
            <text:p>0.300046</text:p>
          </table:table-cell>
          <table:table-cell office:value-type="string" calcext:value-type="string">
            <text:p>y_t:</text:p>
          </table:table-cell>
          <table:table-cell office:value-type="float" office:value="0.842363" calcext:value-type="float">
            <text:p>0.842363</text:p>
          </table:table-cell>
          <table:table-cell office:value-type="string" calcext:value-type="string">
            <text:p>P:</text:p>
          </table:table-cell>
          <table:table-cell office:value-type="float" office:value="0.300046" calcext:value-type="float">
            <text:p>0.300046</text:p>
          </table:table-cell>
          <table:table-cell office:value-type="string" calcext:value-type="string">
            <text:p>I:</text:p>
          </table:table-cell>
          <table:table-cell office:value-type="float" office:value="0.542316" calcext:value-type="float">
            <text:p>0.54231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310162" calcext:value-type="float">
            <text:p>0.3101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05662" calcext:value-type="float">
            <text:p>0.4056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3701E-018" calcext:value-type="float">
            <text:p>3.337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0203" calcext:value-type="float">
            <text:p>2.02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59902" calcext:value-type="float">
            <text:p>0.45990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4295" calcext:value-type="float">
            <text:p>0.44295</text:p>
          </table:table-cell>
          <table:table-cell office:value-type="string" calcext:value-type="string">
            <text:p>e_t_SUMME:</text:p>
          </table:table-cell>
          <table:table-cell office:value-type="float" office:value="1.6284" calcext:value-type="float">
            <text:p>1.6284</text:p>
          </table:table-cell>
          <table:table-cell office:value-type="string" calcext:value-type="string">
            <text:p>e_t:</text:p>
          </table:table-cell>
          <table:table-cell office:value-type="float" office:value="0.0169523" calcext:value-type="float">
            <text:p>0.0169523</text:p>
          </table:table-cell>
          <table:table-cell office:value-type="string" calcext:value-type="string">
            <text:p>y_t:</text:p>
          </table:table-cell>
          <table:table-cell office:value-type="float" office:value="0.564974" calcext:value-type="float">
            <text:p>0.564974</text:p>
          </table:table-cell>
          <table:table-cell office:value-type="string" calcext:value-type="string">
            <text:p>P:</text:p>
          </table:table-cell>
          <table:table-cell office:value-type="float" office:value="0.0169523" calcext:value-type="float">
            <text:p>0.0169523</text:p>
          </table:table-cell>
          <table:table-cell office:value-type="string" calcext:value-type="string">
            <text:p>I:</text:p>
          </table:table-cell>
          <table:table-cell office:value-type="float" office:value="0.548022" calcext:value-type="float">
            <text:p>0.54802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4295" calcext:value-type="float">
            <text:p>0.4429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0574" calcext:value-type="float">
            <text:p>0.305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27E-018" calcext:value-type="float">
            <text:p>3.2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35606" calcext:value-type="float">
            <text:p>2.356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609" calcext:value-type="float">
            <text:p>0.6860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452779" calcext:value-type="float">
            <text:p>0.452779</text:p>
          </table:table-cell>
          <table:table-cell office:value-type="string" calcext:value-type="string">
            <text:p>e_t_SUMME:</text:p>
          </table:table-cell>
          <table:table-cell office:value-type="float" office:value="1.86172" calcext:value-type="float">
            <text:p>1.86172</text:p>
          </table:table-cell>
          <table:table-cell office:value-type="string" calcext:value-type="string">
            <text:p>e_t:</text:p>
          </table:table-cell>
          <table:table-cell office:value-type="float" office:value="0.233311" calcext:value-type="float">
            <text:p>0.233311</text:p>
          </table:table-cell>
          <table:table-cell office:value-type="string" calcext:value-type="string">
            <text:p>y_t:</text:p>
          </table:table-cell>
          <table:table-cell office:value-type="float" office:value="0.859851" calcext:value-type="float">
            <text:p>0.859851</text:p>
          </table:table-cell>
          <table:table-cell office:value-type="string" calcext:value-type="string">
            <text:p>P:</text:p>
          </table:table-cell>
          <table:table-cell office:value-type="float" office:value="0.233311" calcext:value-type="float">
            <text:p>0.233311</text:p>
          </table:table-cell>
          <table:table-cell office:value-type="string" calcext:value-type="string">
            <text:p>I:</text:p>
          </table:table-cell>
          <table:table-cell office:value-type="float" office:value="0.62654" calcext:value-type="float">
            <text:p>0.6265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452779" calcext:value-type="float">
            <text:p>0.4527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108" calcext:value-type="float">
            <text:p>0.45610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716E-018" calcext:value-type="float">
            <text:p>3.6771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2.69315" calcext:value-type="float">
            <text:p>2.6931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449858" calcext:value-type="float">
            <text:p>0.44985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54" calcext:value-type="float">
            <text:p>0.588454</text:p>
          </table:table-cell>
          <table:table-cell office:value-type="string" calcext:value-type="string">
            <text:p>e_t_SUMME:</text:p>
          </table:table-cell>
          <table:table-cell office:value-type="float" office:value="1.72312" calcext:value-type="float">
            <text:p>1.72312</text:p>
          </table:table-cell>
          <table:table-cell office:value-type="string" calcext:value-type="string">
            <text:p>e_t:</text:p>
          </table:table-cell>
          <table:table-cell office:value-type="float" office:value="-0.138596" calcext:value-type="float">
            <text:p>-0.138596</text:p>
          </table:table-cell>
          <table:table-cell office:value-type="string" calcext:value-type="string">
            <text:p>y_t:</text:p>
          </table:table-cell>
          <table:table-cell office:value-type="float" office:value="0.441302" calcext:value-type="float">
            <text:p>0.441302</text:p>
          </table:table-cell>
          <table:table-cell office:value-type="string" calcext:value-type="string">
            <text:p>P:</text:p>
          </table:table-cell>
          <table:table-cell office:value-type="float" office:value="-0.138596" calcext:value-type="float">
            <text:p>-0.138596</text:p>
          </table:table-cell>
          <table:table-cell office:value-type="string" calcext:value-type="string">
            <text:p>I:</text:p>
          </table:table-cell>
          <table:table-cell office:value-type="float" office:value="0.579897" calcext:value-type="float">
            <text:p>0.57989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8454" calcext:value-type="float">
            <text:p>0.58845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299062" calcext:value-type="float">
            <text:p>0.299062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269E-018" calcext:value-type="float">
            <text:p>3.532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02958" calcext:value-type="float">
            <text:p>3.0295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72627" calcext:value-type="float">
            <text:p>0.7262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588483" calcext:value-type="float">
            <text:p>0.588483</text:p>
          </table:table-cell>
          <table:table-cell office:value-type="string" calcext:value-type="string">
            <text:p>e_t_SUMME:</text:p>
          </table:table-cell>
          <table:table-cell office:value-type="float" office:value="1.86091" calcext:value-type="float">
            <text:p>1.86091</text:p>
          </table:table-cell>
          <table:table-cell office:value-type="string" calcext:value-type="string">
            <text:p>e_t:</text:p>
          </table:table-cell>
          <table:table-cell office:value-type="float" office:value="0.137787" calcext:value-type="float">
            <text:p>0.137787</text:p>
          </table:table-cell>
          <table:table-cell office:value-type="string" calcext:value-type="string">
            <text:p>y_t:</text:p>
          </table:table-cell>
          <table:table-cell office:value-type="float" office:value="0.764055" calcext:value-type="float">
            <text:p>0.764055</text:p>
          </table:table-cell>
          <table:table-cell office:value-type="string" calcext:value-type="string">
            <text:p>P:</text:p>
          </table:table-cell>
          <table:table-cell office:value-type="float" office:value="0.137787" calcext:value-type="float">
            <text:p>0.137787</text:p>
          </table:table-cell>
          <table:table-cell office:value-type="string" calcext:value-type="string">
            <text:p>I:</text:p>
          </table:table-cell>
          <table:table-cell office:value-type="float" office:value="0.626268" calcext:value-type="float">
            <text:p>0.62626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588483" calcext:value-type="float">
            <text:p>0.5884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82819" calcext:value-type="float">
            <text:p>0.48281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256E-018" calcext:value-type="float">
            <text:p>3.512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36541" calcext:value-type="float">
            <text:p>3.3654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514154" calcext:value-type="float">
            <text:p>0.51415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792" calcext:value-type="float">
            <text:p>0.694792</text:p>
          </table:table-cell>
          <table:table-cell office:value-type="string" calcext:value-type="string">
            <text:p>e_t_SUMME:</text:p>
          </table:table-cell>
          <table:table-cell office:value-type="float" office:value="1.68027" calcext:value-type="float">
            <text:p>1.68027</text:p>
          </table:table-cell>
          <table:table-cell office:value-type="string" calcext:value-type="string">
            <text:p>e_t:</text:p>
          </table:table-cell>
          <table:table-cell office:value-type="float" office:value="-0.180638" calcext:value-type="float">
            <text:p>-0.180638</text:p>
          </table:table-cell>
          <table:table-cell office:value-type="string" calcext:value-type="string">
            <text:p>y_t:</text:p>
          </table:table-cell>
          <table:table-cell office:value-type="float" office:value="0.384839" calcext:value-type="float">
            <text:p>0.384839</text:p>
          </table:table-cell>
          <table:table-cell office:value-type="string" calcext:value-type="string">
            <text:p>P:</text:p>
          </table:table-cell>
          <table:table-cell office:value-type="float" office:value="-0.180638" calcext:value-type="float">
            <text:p>-0.180638</text:p>
          </table:table-cell>
          <table:table-cell office:value-type="string" calcext:value-type="string">
            <text:p>I:</text:p>
          </table:table-cell>
          <table:table-cell office:value-type="float" office:value="0.565476" calcext:value-type="float">
            <text:p>0.56547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792" calcext:value-type="float">
            <text:p>0.6947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341806" calcext:value-type="float">
            <text:p>0.34180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793E-018" calcext:value-type="float">
            <text:p>3.6179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3.70247" calcext:value-type="float">
            <text:p>3.702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6087" calcext:value-type="float">
            <text:p>0.68608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63065" calcext:value-type="float">
            <text:p>0.663065</text:p>
          </table:table-cell>
          <table:table-cell office:value-type="string" calcext:value-type="string">
            <text:p>e_t_SUMME:</text:p>
          </table:table-cell>
          <table:table-cell office:value-type="float" office:value="1.70329" calcext:value-type="float">
            <text:p>1.70329</text:p>
          </table:table-cell>
          <table:table-cell office:value-type="string" calcext:value-type="string">
            <text:p>e_t:</text:p>
          </table:table-cell>
          <table:table-cell office:value-type="float" office:value="0.023022" calcext:value-type="float">
            <text:p>0.023022</text:p>
          </table:table-cell>
          <table:table-cell office:value-type="string" calcext:value-type="string">
            <text:p>y_t:</text:p>
          </table:table-cell>
          <table:table-cell office:value-type="float" office:value="0.596246" calcext:value-type="float">
            <text:p>0.596246</text:p>
          </table:table-cell>
          <table:table-cell office:value-type="string" calcext:value-type="string">
            <text:p>P:</text:p>
          </table:table-cell>
          <table:table-cell office:value-type="float" office:value="0.023022" calcext:value-type="float">
            <text:p>0.023022</text:p>
          </table:table-cell>
          <table:table-cell office:value-type="string" calcext:value-type="string">
            <text:p>I:</text:p>
          </table:table-cell>
          <table:table-cell office:value-type="float" office:value="0.573224" calcext:value-type="float">
            <text:p>0.57322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63065" calcext:value-type="float">
            <text:p>0.6630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106" calcext:value-type="float">
            <text:p>0.45610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167E-018" calcext:value-type="float">
            <text:p>3.5416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03848" calcext:value-type="float">
            <text:p>4.0384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0812" calcext:value-type="float">
            <text:p>0.6081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45019" calcext:value-type="float">
            <text:p>0.745019</text:p>
          </table:table-cell>
          <table:table-cell office:value-type="string" calcext:value-type="string">
            <text:p>e_t_SUMME:</text:p>
          </table:table-cell>
          <table:table-cell office:value-type="float" office:value="1.56639" calcext:value-type="float">
            <text:p>1.56639</text:p>
          </table:table-cell>
          <table:table-cell office:value-type="string" calcext:value-type="string">
            <text:p>e_t:</text:p>
          </table:table-cell>
          <table:table-cell office:value-type="float" office:value="-0.136898" calcext:value-type="float">
            <text:p>-0.136898</text:p>
          </table:table-cell>
          <table:table-cell office:value-type="string" calcext:value-type="string">
            <text:p>y_t:</text:p>
          </table:table-cell>
          <table:table-cell office:value-type="float" office:value="0.390254" calcext:value-type="float">
            <text:p>0.390254</text:p>
          </table:table-cell>
          <table:table-cell office:value-type="string" calcext:value-type="string">
            <text:p>P:</text:p>
          </table:table-cell>
          <table:table-cell office:value-type="float" office:value="-0.136898" calcext:value-type="float">
            <text:p>-0.136898</text:p>
          </table:table-cell>
          <table:table-cell office:value-type="string" calcext:value-type="string">
            <text:p>I:</text:p>
          </table:table-cell>
          <table:table-cell office:value-type="float" office:value="0.527152" calcext:value-type="float">
            <text:p>0.5271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45019" calcext:value-type="float">
            <text:p>0.74501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04274" calcext:value-type="float">
            <text:p>0.4042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69E-018" calcext:value-type="float">
            <text:p>3.646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37501" calcext:value-type="float">
            <text:p>4.3750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4588" calcext:value-type="float">
            <text:p>0.6458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12363" calcext:value-type="float">
            <text:p>0.712363</text:p>
          </table:table-cell>
          <table:table-cell office:value-type="string" calcext:value-type="string">
            <text:p>e_t_SUMME:</text:p>
          </table:table-cell>
          <table:table-cell office:value-type="float" office:value="1.49991" calcext:value-type="float">
            <text:p>1.49991</text:p>
          </table:table-cell>
          <table:table-cell office:value-type="string" calcext:value-type="string">
            <text:p>e_t:</text:p>
          </table:table-cell>
          <table:table-cell office:value-type="float" office:value="-0.0664825" calcext:value-type="float">
            <text:p>-0.0664825</text:p>
          </table:table-cell>
          <table:table-cell office:value-type="string" calcext:value-type="string">
            <text:p>y_t:</text:p>
          </table:table-cell>
          <table:table-cell office:value-type="float" office:value="0.438296" calcext:value-type="float">
            <text:p>0.438296</text:p>
          </table:table-cell>
          <table:table-cell office:value-type="string" calcext:value-type="string">
            <text:p>P:</text:p>
          </table:table-cell>
          <table:table-cell office:value-type="float" office:value="-0.0664826" calcext:value-type="float">
            <text:p>-0.0664826</text:p>
          </table:table-cell>
          <table:table-cell office:value-type="string" calcext:value-type="string">
            <text:p>I:</text:p>
          </table:table-cell>
          <table:table-cell office:value-type="float" office:value="0.504779" calcext:value-type="float">
            <text:p>0.50477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12363" calcext:value-type="float">
            <text:p>0.71236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29377" calcext:value-type="float">
            <text:p>0.42937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0941E-018" calcext:value-type="float">
            <text:p>3.5094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4.71243" calcext:value-type="float">
            <text:p>4.712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54535" calcext:value-type="float">
            <text:p>0.654535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3831" calcext:value-type="float">
            <text:p>0.73831</text:p>
          </table:table-cell>
          <table:table-cell office:value-type="string" calcext:value-type="string">
            <text:p>e_t_SUMME:</text:p>
          </table:table-cell>
          <table:table-cell office:value-type="float" office:value="1.41613" calcext:value-type="float">
            <text:p>1.41613</text:p>
          </table:table-cell>
          <table:table-cell office:value-type="string" calcext:value-type="string">
            <text:p>e_t:</text:p>
          </table:table-cell>
          <table:table-cell office:value-type="float" office:value="-0.0837759" calcext:value-type="float">
            <text:p>-0.0837759</text:p>
          </table:table-cell>
          <table:table-cell office:value-type="string" calcext:value-type="string">
            <text:p>y_t:</text:p>
          </table:table-cell>
          <table:table-cell office:value-type="float" office:value="0.392809" calcext:value-type="float">
            <text:p>0.392809</text:p>
          </table:table-cell>
          <table:table-cell office:value-type="string" calcext:value-type="string">
            <text:p>P:</text:p>
          </table:table-cell>
          <table:table-cell office:value-type="float" office:value="-0.0837759" calcext:value-type="float">
            <text:p>-0.0837759</text:p>
          </table:table-cell>
          <table:table-cell office:value-type="string" calcext:value-type="string">
            <text:p>I:</text:p>
          </table:table-cell>
          <table:table-cell office:value-type="float" office:value="0.476585" calcext:value-type="float">
            <text:p>0.47658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3831" calcext:value-type="float">
            <text:p>0.738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513" calcext:value-type="float">
            <text:p>0.4351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0775E-018" calcext:value-type="float">
            <text:p>3.707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0485" calcext:value-type="float">
            <text:p>5.048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28824" calcext:value-type="float">
            <text:p>0.62882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32422" calcext:value-type="float">
            <text:p>0.732422</text:p>
          </table:table-cell>
          <table:table-cell office:value-type="string" calcext:value-type="string">
            <text:p>e_t_SUMME:</text:p>
          </table:table-cell>
          <table:table-cell office:value-type="float" office:value="1.31254" calcext:value-type="float">
            <text:p>1.31254</text:p>
          </table:table-cell>
          <table:table-cell office:value-type="string" calcext:value-type="string">
            <text:p>e_t:</text:p>
          </table:table-cell>
          <table:table-cell office:value-type="float" office:value="-0.103598" calcext:value-type="float">
            <text:p>-0.103598</text:p>
          </table:table-cell>
          <table:table-cell office:value-type="string" calcext:value-type="string">
            <text:p>y_t:</text:p>
          </table:table-cell>
          <table:table-cell office:value-type="float" office:value="0.338122" calcext:value-type="float">
            <text:p>0.338122</text:p>
          </table:table-cell>
          <table:table-cell office:value-type="string" calcext:value-type="string">
            <text:p>P:</text:p>
          </table:table-cell>
          <table:table-cell office:value-type="float" office:value="-0.103598" calcext:value-type="float">
            <text:p>-0.103598</text:p>
          </table:table-cell>
          <table:table-cell office:value-type="string" calcext:value-type="string">
            <text:p>I:</text:p>
          </table:table-cell>
          <table:table-cell office:value-type="float" office:value="0.44172" calcext:value-type="float">
            <text:p>0.441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32422" calcext:value-type="float">
            <text:p>0.73242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18037" calcext:value-type="float">
            <text:p>0.41803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555E-018" calcext:value-type="float">
            <text:p>3.4955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38477" calcext:value-type="float">
            <text:p>5.3847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68038" calcext:value-type="float">
            <text:p>0.66803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5092" calcext:value-type="float">
            <text:p>0.705092</text:p>
          </table:table-cell>
          <table:table-cell office:value-type="string" calcext:value-type="string">
            <text:p>e_t_SUMME:</text:p>
          </table:table-cell>
          <table:table-cell office:value-type="float" office:value="1.27548" calcext:value-type="float">
            <text:p>1.27548</text:p>
          </table:table-cell>
          <table:table-cell office:value-type="string" calcext:value-type="string">
            <text:p>e_t:</text:p>
          </table:table-cell>
          <table:table-cell office:value-type="float" office:value="-0.0370537" calcext:value-type="float">
            <text:p>-0.0370537</text:p>
          </table:table-cell>
          <table:table-cell office:value-type="string" calcext:value-type="string">
            <text:p>y_t:</text:p>
          </table:table-cell>
          <table:table-cell office:value-type="float" office:value="0.392196" calcext:value-type="float">
            <text:p>0.392196</text:p>
          </table:table-cell>
          <table:table-cell office:value-type="string" calcext:value-type="string">
            <text:p>P:</text:p>
          </table:table-cell>
          <table:table-cell office:value-type="float" office:value="-0.0370537" calcext:value-type="float">
            <text:p>-0.0370537</text:p>
          </table:table-cell>
          <table:table-cell office:value-type="string" calcext:value-type="string">
            <text:p>I:</text:p>
          </table:table-cell>
          <table:table-cell office:value-type="float" office:value="0.42925" calcext:value-type="float">
            <text:p>0.4292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092" calcext:value-type="float">
            <text:p>0.7050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4107" calcext:value-type="float">
            <text:p>0.44410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035E-018" calcext:value-type="float">
            <text:p>3.5103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5.72145" calcext:value-type="float">
            <text:p>5.7214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49428" calcext:value-type="float">
            <text:p>0.64942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21422" calcext:value-type="float">
            <text:p>0.721422</text:p>
          </table:table-cell>
          <table:table-cell office:value-type="string" calcext:value-type="string">
            <text:p>e_t_SUMME:</text:p>
          </table:table-cell>
          <table:table-cell office:value-type="float" office:value="1.20349" calcext:value-type="float">
            <text:p>1.20349</text:p>
          </table:table-cell>
          <table:table-cell office:value-type="string" calcext:value-type="string">
            <text:p>e_t:</text:p>
          </table:table-cell>
          <table:table-cell office:value-type="float" office:value="-0.0719944" calcext:value-type="float">
            <text:p>-0.0719944</text:p>
          </table:table-cell>
          <table:table-cell office:value-type="string" calcext:value-type="string">
            <text:p>y_t:</text:p>
          </table:table-cell>
          <table:table-cell office:value-type="float" office:value="0.333026" calcext:value-type="float">
            <text:p>0.333026</text:p>
          </table:table-cell>
          <table:table-cell office:value-type="string" calcext:value-type="string">
            <text:p>P:</text:p>
          </table:table-cell>
          <table:table-cell office:value-type="float" office:value="-0.0719944" calcext:value-type="float">
            <text:p>-0.0719944</text:p>
          </table:table-cell>
          <table:table-cell office:value-type="string" calcext:value-type="string">
            <text:p>I:</text:p>
          </table:table-cell>
          <table:table-cell office:value-type="float" office:value="0.405021" calcext:value-type="float">
            <text:p>0.40502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21422" calcext:value-type="float">
            <text:p>0.72142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31735" calcext:value-type="float">
            <text:p>0.43173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091E-018" calcext:value-type="float">
            <text:p>3.5209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05803" calcext:value-type="float">
            <text:p>6.058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65387" calcext:value-type="float">
            <text:p>0.66538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079" calcext:value-type="float">
            <text:p>0.70079</text:p>
          </table:table-cell>
          <table:table-cell office:value-type="string" calcext:value-type="string">
            <text:p>e_t_SUMME:</text:p>
          </table:table-cell>
          <table:table-cell office:value-type="float" office:value="1.16809" calcext:value-type="float">
            <text:p>1.16809</text:p>
          </table:table-cell>
          <table:table-cell office:value-type="string" calcext:value-type="string">
            <text:p>e_t:</text:p>
          </table:table-cell>
          <table:table-cell office:value-type="float" office:value="-0.0354026" calcext:value-type="float">
            <text:p>-0.0354026</text:p>
          </table:table-cell>
          <table:table-cell office:value-type="string" calcext:value-type="string">
            <text:p>y_t:</text:p>
          </table:table-cell>
          <table:table-cell office:value-type="float" office:value="0.357704" calcext:value-type="float">
            <text:p>0.357704</text:p>
          </table:table-cell>
          <table:table-cell office:value-type="string" calcext:value-type="string">
            <text:p>P:</text:p>
          </table:table-cell>
          <table:table-cell office:value-type="float" office:value="-0.0354026" calcext:value-type="float">
            <text:p>-0.0354026</text:p>
          </table:table-cell>
          <table:table-cell office:value-type="string" calcext:value-type="string">
            <text:p>I:</text:p>
          </table:table-cell>
          <table:table-cell office:value-type="float" office:value="0.393106" calcext:value-type="float">
            <text:p>0.39310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079" calcext:value-type="float">
            <text:p>0.700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2344" calcext:value-type="float">
            <text:p>0.44234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807E-018" calcext:value-type="float">
            <text:p>3.608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39475" calcext:value-type="float">
            <text:p>6.394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73815" calcext:value-type="float">
            <text:p>0.673815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6168" calcext:value-type="float">
            <text:p>0.706168</text:p>
          </table:table-cell>
          <table:table-cell office:value-type="string" calcext:value-type="string">
            <text:p>e_t_SUMME:</text:p>
          </table:table-cell>
          <table:table-cell office:value-type="float" office:value="1.13573" calcext:value-type="float">
            <text:p>1.13573</text:p>
          </table:table-cell>
          <table:table-cell office:value-type="string" calcext:value-type="string">
            <text:p>e_t:</text:p>
          </table:table-cell>
          <table:table-cell office:value-type="float" office:value="-0.032353" calcext:value-type="float">
            <text:p>-0.032353</text:p>
          </table:table-cell>
          <table:table-cell office:value-type="string" calcext:value-type="string">
            <text:p>y_t:</text:p>
          </table:table-cell>
          <table:table-cell office:value-type="float" office:value="0.349865" calcext:value-type="float">
            <text:p>0.349865</text:p>
          </table:table-cell>
          <table:table-cell office:value-type="string" calcext:value-type="string">
            <text:p>P:</text:p>
          </table:table-cell>
          <table:table-cell office:value-type="float" office:value="-0.032353" calcext:value-type="float">
            <text:p>-0.032353</text:p>
          </table:table-cell>
          <table:table-cell office:value-type="string" calcext:value-type="string">
            <text:p>I:</text:p>
          </table:table-cell>
          <table:table-cell office:value-type="float" office:value="0.382218" calcext:value-type="float">
            <text:p>0.38221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6168" calcext:value-type="float">
            <text:p>0.7061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7947" calcext:value-type="float">
            <text:p>0.44794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559E-018" calcext:value-type="float">
            <text:p>3.5455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6.73136" calcext:value-type="float">
            <text:p>6.7313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66344" calcext:value-type="float">
            <text:p>0.66634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5379" calcext:value-type="float">
            <text:p>0.705379</text:p>
          </table:table-cell>
          <table:table-cell office:value-type="string" calcext:value-type="string">
            <text:p>e_t_SUMME:</text:p>
          </table:table-cell>
          <table:table-cell office:value-type="float" office:value="1.0967" calcext:value-type="float">
            <text:p>1.0967</text:p>
          </table:table-cell>
          <table:table-cell office:value-type="string" calcext:value-type="string">
            <text:p>e_t:</text:p>
          </table:table-cell>
          <table:table-cell office:value-type="float" office:value="-0.0390357" calcext:value-type="float">
            <text:p>-0.0390357</text:p>
          </table:table-cell>
          <table:table-cell office:value-type="string" calcext:value-type="string">
            <text:p>y_t:</text:p>
          </table:table-cell>
          <table:table-cell office:value-type="float" office:value="0.330046" calcext:value-type="float">
            <text:p>0.330046</text:p>
          </table:table-cell>
          <table:table-cell office:value-type="string" calcext:value-type="string">
            <text:p>P:</text:p>
          </table:table-cell>
          <table:table-cell office:value-type="float" office:value="-0.0390357" calcext:value-type="float">
            <text:p>-0.0390357</text:p>
          </table:table-cell>
          <table:table-cell office:value-type="string" calcext:value-type="string">
            <text:p>I:</text:p>
          </table:table-cell>
          <table:table-cell office:value-type="float" office:value="0.369081" calcext:value-type="float">
            <text:p>0.36908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379" calcext:value-type="float">
            <text:p>0.7053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298" calcext:value-type="float">
            <text:p>0.442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222E-018" calcext:value-type="float">
            <text:p>3.5622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0684" calcext:value-type="float">
            <text:p>7.068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6039" calcext:value-type="float">
            <text:p>0.68603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5931" calcext:value-type="float">
            <text:p>0.695931</text:p>
          </table:table-cell>
          <table:table-cell office:value-type="string" calcext:value-type="string">
            <text:p>e_t_SUMME:</text:p>
          </table:table-cell>
          <table:table-cell office:value-type="float" office:value="1.0868" calcext:value-type="float">
            <text:p>1.0868</text:p>
          </table:table-cell>
          <table:table-cell office:value-type="string" calcext:value-type="string">
            <text:p>e_t:</text:p>
          </table:table-cell>
          <table:table-cell office:value-type="float" office:value="-0.00989185" calcext:value-type="float">
            <text:p>-0.00989185</text:p>
          </table:table-cell>
          <table:table-cell office:value-type="string" calcext:value-type="string">
            <text:p>y_t:</text:p>
          </table:table-cell>
          <table:table-cell office:value-type="float" office:value="0.355861" calcext:value-type="float">
            <text:p>0.355861</text:p>
          </table:table-cell>
          <table:table-cell office:value-type="string" calcext:value-type="string">
            <text:p>P:</text:p>
          </table:table-cell>
          <table:table-cell office:value-type="float" office:value="-0.00989185" calcext:value-type="float">
            <text:p>-0.00989185</text:p>
          </table:table-cell>
          <table:table-cell office:value-type="string" calcext:value-type="string">
            <text:p>I:</text:p>
          </table:table-cell>
          <table:table-cell office:value-type="float" office:value="0.365752" calcext:value-type="float">
            <text:p>0.36575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931" calcext:value-type="float">
            <text:p>0.69593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6074" calcext:value-type="float">
            <text:p>0.45607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1475E-018" calcext:value-type="float">
            <text:p>3.4147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4039" calcext:value-type="float">
            <text:p>7.403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74037" calcext:value-type="float">
            <text:p>0.67403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5749" calcext:value-type="float">
            <text:p>0.705749</text:p>
          </table:table-cell>
          <table:table-cell office:value-type="string" calcext:value-type="string">
            <text:p>e_t_SUMME:</text:p>
          </table:table-cell>
          <table:table-cell office:value-type="float" office:value="1.05509" calcext:value-type="float">
            <text:p>1.05509</text:p>
          </table:table-cell>
          <table:table-cell office:value-type="string" calcext:value-type="string">
            <text:p>e_t:</text:p>
          </table:table-cell>
          <table:table-cell office:value-type="float" office:value="-0.0317121" calcext:value-type="float">
            <text:p>-0.0317121</text:p>
          </table:table-cell>
          <table:table-cell office:value-type="string" calcext:value-type="string">
            <text:p>y_t:</text:p>
          </table:table-cell>
          <table:table-cell office:value-type="float" office:value="0.323368" calcext:value-type="float">
            <text:p>0.323368</text:p>
          </table:table-cell>
          <table:table-cell office:value-type="string" calcext:value-type="string">
            <text:p>P:</text:p>
          </table:table-cell>
          <table:table-cell office:value-type="float" office:value="-0.0317121" calcext:value-type="float">
            <text:p>-0.0317121</text:p>
          </table:table-cell>
          <table:table-cell office:value-type="string" calcext:value-type="string">
            <text:p>I:</text:p>
          </table:table-cell>
          <table:table-cell office:value-type="float" office:value="0.35508" calcext:value-type="float">
            <text:p>0.3550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5749" calcext:value-type="float">
            <text:p>0.7057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48095" calcext:value-type="float">
            <text:p>0.4480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104E-018" calcext:value-type="float">
            <text:p>3.6410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7.74069" calcext:value-type="float">
            <text:p>7.7406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5798" calcext:value-type="float">
            <text:p>0.68579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344" calcext:value-type="float">
            <text:p>0.694344</text:p>
          </table:table-cell>
          <table:table-cell office:value-type="string" calcext:value-type="string">
            <text:p>e_t_SUMME:</text:p>
          </table:table-cell>
          <table:table-cell office:value-type="float" office:value="1.04655" calcext:value-type="float">
            <text:p>1.04655</text:p>
          </table:table-cell>
          <table:table-cell office:value-type="string" calcext:value-type="string">
            <text:p>e_t:</text:p>
          </table:table-cell>
          <table:table-cell office:value-type="float" office:value="-0.00854546" calcext:value-type="float">
            <text:p>-0.00854546</text:p>
          </table:table-cell>
          <table:table-cell office:value-type="string" calcext:value-type="string">
            <text:p>y_t:</text:p>
          </table:table-cell>
          <table:table-cell office:value-type="float" office:value="0.343659" calcext:value-type="float">
            <text:p>0.343659</text:p>
          </table:table-cell>
          <table:table-cell office:value-type="string" calcext:value-type="string">
            <text:p>P:</text:p>
          </table:table-cell>
          <table:table-cell office:value-type="float" office:value="-0.00854546" calcext:value-type="float">
            <text:p>-0.00854546</text:p>
          </table:table-cell>
          <table:table-cell office:value-type="string" calcext:value-type="string">
            <text:p>I:</text:p>
          </table:table-cell>
          <table:table-cell office:value-type="float" office:value="0.352204" calcext:value-type="float">
            <text:p>0.35220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344" calcext:value-type="float">
            <text:p>0.6943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5914" calcext:value-type="float">
            <text:p>0.45591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7226E-018" calcext:value-type="float">
            <text:p>3.6722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07707" calcext:value-type="float">
            <text:p>8.0770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5302" calcext:value-type="float">
            <text:p>0.68530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700201" calcext:value-type="float">
            <text:p>0.700201</text:p>
          </table:table-cell>
          <table:table-cell office:value-type="string" calcext:value-type="string">
            <text:p>e_t_SUMME:</text:p>
          </table:table-cell>
          <table:table-cell office:value-type="float" office:value="1.03165" calcext:value-type="float">
            <text:p>1.03165</text:p>
          </table:table-cell>
          <table:table-cell office:value-type="string" calcext:value-type="string">
            <text:p>e_t:</text:p>
          </table:table-cell>
          <table:table-cell office:value-type="float" office:value="-0.0148991" calcext:value-type="float">
            <text:p>-0.0148991</text:p>
          </table:table-cell>
          <table:table-cell office:value-type="string" calcext:value-type="string">
            <text:p>y_t:</text:p>
          </table:table-cell>
          <table:table-cell office:value-type="float" office:value="0.332291" calcext:value-type="float">
            <text:p>0.332291</text:p>
          </table:table-cell>
          <table:table-cell office:value-type="string" calcext:value-type="string">
            <text:p>P:</text:p>
          </table:table-cell>
          <table:table-cell office:value-type="float" office:value="-0.0148991" calcext:value-type="float">
            <text:p>-0.0148991</text:p>
          </table:table-cell>
          <table:table-cell office:value-type="string" calcext:value-type="string">
            <text:p>I:</text:p>
          </table:table-cell>
          <table:table-cell office:value-type="float" office:value="0.34719" calcext:value-type="float">
            <text:p>0.347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700201" calcext:value-type="float">
            <text:p>0.7002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5584" calcext:value-type="float">
            <text:p>0.45558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915E-018" calcext:value-type="float">
            <text:p>3.4991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41373" calcext:value-type="float">
            <text:p>8.4137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3527" calcext:value-type="float">
            <text:p>0.68352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7482" calcext:value-type="float">
            <text:p>0.697482</text:p>
          </table:table-cell>
          <table:table-cell office:value-type="string" calcext:value-type="string">
            <text:p>e_t_SUMME:</text:p>
          </table:table-cell>
          <table:table-cell office:value-type="float" office:value="1.01769" calcext:value-type="float">
            <text:p>1.01769</text:p>
          </table:table-cell>
          <table:table-cell office:value-type="string" calcext:value-type="string">
            <text:p>e_t:</text:p>
          </table:table-cell>
          <table:table-cell office:value-type="float" office:value="-0.013955" calcext:value-type="float">
            <text:p>-0.013955</text:p>
          </table:table-cell>
          <table:table-cell office:value-type="string" calcext:value-type="string">
            <text:p>y_t:</text:p>
          </table:table-cell>
          <table:table-cell office:value-type="float" office:value="0.328539" calcext:value-type="float">
            <text:p>0.328539</text:p>
          </table:table-cell>
          <table:table-cell office:value-type="string" calcext:value-type="string">
            <text:p>P:</text:p>
          </table:table-cell>
          <table:table-cell office:value-type="float" office:value="-0.013955" calcext:value-type="float">
            <text:p>-0.013955</text:p>
          </table:table-cell>
          <table:table-cell office:value-type="string" calcext:value-type="string">
            <text:p>I:</text:p>
          </table:table-cell>
          <table:table-cell office:value-type="float" office:value="0.342494" calcext:value-type="float">
            <text:p>0.34249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482" calcext:value-type="float">
            <text:p>0.69748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4404" calcext:value-type="float">
            <text:p>0.45440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501E-018" calcext:value-type="float">
            <text:p>3.515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8.75074" calcext:value-type="float">
            <text:p>8.750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3099" calcext:value-type="float">
            <text:p>0.69309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641" calcext:value-type="float">
            <text:p>0.694641</text:p>
          </table:table-cell>
          <table:table-cell office:value-type="string" calcext:value-type="string">
            <text:p>e_t_SUMME:</text:p>
          </table:table-cell>
          <table:table-cell office:value-type="float" office:value="1.01615" calcext:value-type="float">
            <text:p>1.01615</text:p>
          </table:table-cell>
          <table:table-cell office:value-type="string" calcext:value-type="string">
            <text:p>e_t:</text:p>
          </table:table-cell>
          <table:table-cell office:value-type="float" office:value="-0.00154188" calcext:value-type="float">
            <text:p>-0.00154188</text:p>
          </table:table-cell>
          <table:table-cell office:value-type="string" calcext:value-type="string">
            <text:p>y_t:</text:p>
          </table:table-cell>
          <table:table-cell office:value-type="float" office:value="0.340433" calcext:value-type="float">
            <text:p>0.340433</text:p>
          </table:table-cell>
          <table:table-cell office:value-type="string" calcext:value-type="string">
            <text:p>P:</text:p>
          </table:table-cell>
          <table:table-cell office:value-type="float" office:value="-0.00154188" calcext:value-type="float">
            <text:p>-0.00154188</text:p>
          </table:table-cell>
          <table:table-cell office:value-type="string" calcext:value-type="string">
            <text:p>I:</text:p>
          </table:table-cell>
          <table:table-cell office:value-type="float" office:value="0.341975" calcext:value-type="float">
            <text:p>0.34197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641" calcext:value-type="float">
            <text:p>0.69464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768" calcext:value-type="float">
            <text:p>0.46076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786E-018" calcext:value-type="float">
            <text:p>3.537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08662" calcext:value-type="float">
            <text:p>9.0866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3287" calcext:value-type="float">
            <text:p>0.68328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9994" calcext:value-type="float">
            <text:p>0.699994</text:p>
          </table:table-cell>
          <table:table-cell office:value-type="string" calcext:value-type="string">
            <text:p>e_t_SUMME:</text:p>
          </table:table-cell>
          <table:table-cell office:value-type="float" office:value="0.999444" calcext:value-type="float">
            <text:p>0.999444</text:p>
          </table:table-cell>
          <table:table-cell office:value-type="string" calcext:value-type="string">
            <text:p>e_t:</text:p>
          </table:table-cell>
          <table:table-cell office:value-type="float" office:value="-0.0167073" calcext:value-type="float">
            <text:p>-0.0167073</text:p>
          </table:table-cell>
          <table:table-cell office:value-type="string" calcext:value-type="string">
            <text:p>y_t:</text:p>
          </table:table-cell>
          <table:table-cell office:value-type="float" office:value="0.319645" calcext:value-type="float">
            <text:p>0.319645</text:p>
          </table:table-cell>
          <table:table-cell office:value-type="string" calcext:value-type="string">
            <text:p>P:</text:p>
          </table:table-cell>
          <table:table-cell office:value-type="float" office:value="-0.0167073" calcext:value-type="float">
            <text:p>-0.0167073</text:p>
          </table:table-cell>
          <table:table-cell office:value-type="string" calcext:value-type="string">
            <text:p>I:</text:p>
          </table:table-cell>
          <table:table-cell office:value-type="float" office:value="0.336352" calcext:value-type="float">
            <text:p>0.3363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9994" calcext:value-type="float">
            <text:p>0.69999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4244" calcext:value-type="float">
            <text:p>0.45424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6781E-018" calcext:value-type="float">
            <text:p>3.3678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42424" calcext:value-type="float">
            <text:p>9.4242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4007" calcext:value-type="float">
            <text:p>0.69400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1926" calcext:value-type="float">
            <text:p>0.691926</text:p>
          </table:table-cell>
          <table:table-cell office:value-type="string" calcext:value-type="string">
            <text:p>e_t_SUMME:</text:p>
          </table:table-cell>
          <table:table-cell office:value-type="float" office:value="1.00152" calcext:value-type="float">
            <text:p>1.00152</text:p>
          </table:table-cell>
          <table:table-cell office:value-type="string" calcext:value-type="string">
            <text:p>e_t:</text:p>
          </table:table-cell>
          <table:table-cell office:value-type="float" office:value="0.00208081" calcext:value-type="float">
            <text:p>0.00208081</text:p>
          </table:table-cell>
          <table:table-cell office:value-type="string" calcext:value-type="string">
            <text:p>y_t:</text:p>
          </table:table-cell>
          <table:table-cell office:value-type="float" office:value="0.339133" calcext:value-type="float">
            <text:p>0.339133</text:p>
          </table:table-cell>
          <table:table-cell office:value-type="string" calcext:value-type="string">
            <text:p>P:</text:p>
          </table:table-cell>
          <table:table-cell office:value-type="float" office:value="0.00208081" calcext:value-type="float">
            <text:p>0.00208081</text:p>
          </table:table-cell>
          <table:table-cell office:value-type="string" calcext:value-type="string">
            <text:p>I:</text:p>
          </table:table-cell>
          <table:table-cell office:value-type="float" office:value="0.337052" calcext:value-type="float">
            <text:p>0.33705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926" calcext:value-type="float">
            <text:p>0.691926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371" calcext:value-type="float">
            <text:p>0.46137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87E-018" calcext:value-type="float">
            <text:p>3.6468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9.76096" calcext:value-type="float">
            <text:p>9.760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0044" calcext:value-type="float">
            <text:p>0.69004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8498" calcext:value-type="float">
            <text:p>0.698498</text:p>
          </table:table-cell>
          <table:table-cell office:value-type="string" calcext:value-type="string">
            <text:p>e_t_SUMME:</text:p>
          </table:table-cell>
          <table:table-cell office:value-type="float" office:value="0.99307" calcext:value-type="float">
            <text:p>0.99307</text:p>
          </table:table-cell>
          <table:table-cell office:value-type="string" calcext:value-type="string">
            <text:p>e_t:</text:p>
          </table:table-cell>
          <table:table-cell office:value-type="float" office:value="-0.00845446" calcext:value-type="float">
            <text:p>-0.00845446</text:p>
          </table:table-cell>
          <table:table-cell office:value-type="string" calcext:value-type="string">
            <text:p>y_t:</text:p>
          </table:table-cell>
          <table:table-cell office:value-type="float" office:value="0.325753" calcext:value-type="float">
            <text:p>0.325753</text:p>
          </table:table-cell>
          <table:table-cell office:value-type="string" calcext:value-type="string">
            <text:p>P:</text:p>
          </table:table-cell>
          <table:table-cell office:value-type="float" office:value="-0.00845446" calcext:value-type="float">
            <text:p>-0.00845446</text:p>
          </table:table-cell>
          <table:table-cell office:value-type="string" calcext:value-type="string">
            <text:p>I:</text:p>
          </table:table-cell>
          <table:table-cell office:value-type="float" office:value="0.334207" calcext:value-type="float">
            <text:p>0.33420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8498" calcext:value-type="float">
            <text:p>0.69849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736" calcext:value-type="float">
            <text:p>0.45873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6966E-018" calcext:value-type="float">
            <text:p>3.569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0974" calcext:value-type="float">
            <text:p>10.097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2253" calcext:value-type="float">
            <text:p>0.69225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258" calcext:value-type="float">
            <text:p>0.694258</text:p>
          </table:table-cell>
          <table:table-cell office:value-type="string" calcext:value-type="string">
            <text:p>e_t_SUMME:</text:p>
          </table:table-cell>
          <table:table-cell office:value-type="float" office:value="0.991065" calcext:value-type="float">
            <text:p>0.991065</text:p>
          </table:table-cell>
          <table:table-cell office:value-type="string" calcext:value-type="string">
            <text:p>e_t:</text:p>
          </table:table-cell>
          <table:table-cell office:value-type="float" office:value="-0.00200514" calcext:value-type="float">
            <text:p>-0.00200514</text:p>
          </table:table-cell>
          <table:table-cell office:value-type="string" calcext:value-type="string">
            <text:p>y_t:</text:p>
          </table:table-cell>
          <table:table-cell office:value-type="float" office:value="0.331527" calcext:value-type="float">
            <text:p>0.331527</text:p>
          </table:table-cell>
          <table:table-cell office:value-type="string" calcext:value-type="string">
            <text:p>P:</text:p>
          </table:table-cell>
          <table:table-cell office:value-type="float" office:value="-0.00200514" calcext:value-type="float">
            <text:p>-0.00200514</text:p>
          </table:table-cell>
          <table:table-cell office:value-type="string" calcext:value-type="string">
            <text:p>I:</text:p>
          </table:table-cell>
          <table:table-cell office:value-type="float" office:value="0.333532" calcext:value-type="float">
            <text:p>0.333532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258" calcext:value-type="float">
            <text:p>0.69425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205" calcext:value-type="float">
            <text:p>0.4602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807E-018" calcext:value-type="float">
            <text:p>3.5580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433" calcext:value-type="float">
            <text:p>10.4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1268" calcext:value-type="float">
            <text:p>0.69126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062" calcext:value-type="float">
            <text:p>0.696062</text:p>
          </table:table-cell>
          <table:table-cell office:value-type="string" calcext:value-type="string">
            <text:p>e_t_SUMME:</text:p>
          </table:table-cell>
          <table:table-cell office:value-type="float" office:value="0.986271" calcext:value-type="float">
            <text:p>0.986271</text:p>
          </table:table-cell>
          <table:table-cell office:value-type="string" calcext:value-type="string">
            <text:p>e_t:</text:p>
          </table:table-cell>
          <table:table-cell office:value-type="float" office:value="-0.00479387" calcext:value-type="float">
            <text:p>-0.00479387</text:p>
          </table:table-cell>
          <table:table-cell office:value-type="string" calcext:value-type="string">
            <text:p>y_t:</text:p>
          </table:table-cell>
          <table:table-cell office:value-type="float" office:value="0.327125" calcext:value-type="float">
            <text:p>0.327125</text:p>
          </table:table-cell>
          <table:table-cell office:value-type="string" calcext:value-type="string">
            <text:p>P:</text:p>
          </table:table-cell>
          <table:table-cell office:value-type="float" office:value="-0.00479387" calcext:value-type="float">
            <text:p>-0.00479387</text:p>
          </table:table-cell>
          <table:table-cell office:value-type="string" calcext:value-type="string">
            <text:p>I:</text:p>
          </table:table-cell>
          <table:table-cell office:value-type="float" office:value="0.331919" calcext:value-type="float">
            <text:p>0.33191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062" calcext:value-type="float">
            <text:p>0.69606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55" calcext:value-type="float">
            <text:p>0.4595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932E-018" calcext:value-type="float">
            <text:p>3.6193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0.7703" calcext:value-type="float">
            <text:p>10.770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4322" calcext:value-type="float">
            <text:p>0.69432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301" calcext:value-type="float">
            <text:p>0.694301</text:p>
          </table:table-cell>
          <table:table-cell office:value-type="string" calcext:value-type="string">
            <text:p>e_t_SUMME:</text:p>
          </table:table-cell>
          <table:table-cell office:value-type="float" office:value="0.986292" calcext:value-type="float">
            <text:p>0.986292</text:p>
          </table:table-cell>
          <table:table-cell office:value-type="string" calcext:value-type="string">
            <text:p>e_t:</text:p>
          </table:table-cell>
          <table:table-cell office:value-type="float" office:value="0.0000207538" calcext:value-type="float">
            <text:p>2.07538E-05</text:p>
          </table:table-cell>
          <table:table-cell office:value-type="string" calcext:value-type="string">
            <text:p>y_t:</text:p>
          </table:table-cell>
          <table:table-cell office:value-type="float" office:value="0.331947" calcext:value-type="float">
            <text:p>0.331947</text:p>
          </table:table-cell>
          <table:table-cell office:value-type="string" calcext:value-type="string">
            <text:p>P:</text:p>
          </table:table-cell>
          <table:table-cell office:value-type="float" office:value="0.0000207538" calcext:value-type="float">
            <text:p>2.07538E-05</text:p>
          </table:table-cell>
          <table:table-cell office:value-type="string" calcext:value-type="string">
            <text:p>I:</text:p>
          </table:table-cell>
          <table:table-cell office:value-type="float" office:value="0.331926" calcext:value-type="float">
            <text:p>0.33192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301" calcext:value-type="float">
            <text:p>0.69430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58" calcext:value-type="float">
            <text:p>0.461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1645E-018" calcext:value-type="float">
            <text:p>3.61645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106" calcext:value-type="float">
            <text:p>11.1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0463" calcext:value-type="float">
            <text:p>0.69046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428" calcext:value-type="float">
            <text:p>0.696428</text:p>
          </table:table-cell>
          <table:table-cell office:value-type="string" calcext:value-type="string">
            <text:p>e_t_SUMME:</text:p>
          </table:table-cell>
          <table:table-cell office:value-type="float" office:value="0.980327" calcext:value-type="float">
            <text:p>0.980327</text:p>
          </table:table-cell>
          <table:table-cell office:value-type="string" calcext:value-type="string">
            <text:p>e_t:</text:p>
          </table:table-cell>
          <table:table-cell office:value-type="float" office:value="-0.00596518" calcext:value-type="float">
            <text:p>-0.00596518</text:p>
          </table:table-cell>
          <table:table-cell office:value-type="string" calcext:value-type="string">
            <text:p>y_t:</text:p>
          </table:table-cell>
          <table:table-cell office:value-type="float" office:value="0.323953" calcext:value-type="float">
            <text:p>0.323953</text:p>
          </table:table-cell>
          <table:table-cell office:value-type="string" calcext:value-type="string">
            <text:p>P:</text:p>
          </table:table-cell>
          <table:table-cell office:value-type="float" office:value="-0.00596518" calcext:value-type="float">
            <text:p>-0.00596518</text:p>
          </table:table-cell>
          <table:table-cell office:value-type="string" calcext:value-type="string">
            <text:p>I:</text:p>
          </table:table-cell>
          <table:table-cell office:value-type="float" office:value="0.329918" calcext:value-type="float">
            <text:p>0.329918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428" calcext:value-type="float">
            <text:p>0.6964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015" calcext:value-type="float">
            <text:p>0.45901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0717E-018" calcext:value-type="float">
            <text:p>3.60717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4433" calcext:value-type="float">
            <text:p>11.443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663" calcext:value-type="float">
            <text:p>0.6966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914" calcext:value-type="float">
            <text:p>0.692914</text:p>
          </table:table-cell>
          <table:table-cell office:value-type="string" calcext:value-type="string">
            <text:p>e_t_SUMME:</text:p>
          </table:table-cell>
          <table:table-cell office:value-type="float" office:value="0.984042" calcext:value-type="float">
            <text:p>0.984042</text:p>
          </table:table-cell>
          <table:table-cell office:value-type="string" calcext:value-type="string">
            <text:p>e_t:</text:p>
          </table:table-cell>
          <table:table-cell office:value-type="float" office:value="0.00371554" calcext:value-type="float">
            <text:p>0.00371554</text:p>
          </table:table-cell>
          <table:table-cell office:value-type="string" calcext:value-type="string">
            <text:p>y_t:</text:p>
          </table:table-cell>
          <table:table-cell office:value-type="float" office:value="0.334884" calcext:value-type="float">
            <text:p>0.334884</text:p>
          </table:table-cell>
          <table:table-cell office:value-type="string" calcext:value-type="string">
            <text:p>P:</text:p>
          </table:table-cell>
          <table:table-cell office:value-type="float" office:value="0.00371554" calcext:value-type="float">
            <text:p>0.00371554</text:p>
          </table:table-cell>
          <table:table-cell office:value-type="string" calcext:value-type="string">
            <text:p>I:</text:p>
          </table:table-cell>
          <table:table-cell office:value-type="float" office:value="0.331169" calcext:value-type="float">
            <text:p>0.33116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914" calcext:value-type="float">
            <text:p>0.69291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114" calcext:value-type="float">
            <text:p>0.46311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46E-018" calcext:value-type="float">
            <text:p>3.64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1.7789" calcext:value-type="float">
            <text:p>11.778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9534" calcext:value-type="float">
            <text:p>0.68953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7483" calcext:value-type="float">
            <text:p>0.697483</text:p>
          </table:table-cell>
          <table:table-cell office:value-type="string" calcext:value-type="string">
            <text:p>e_t_SUMME:</text:p>
          </table:table-cell>
          <table:table-cell office:value-type="float" office:value="0.976093" calcext:value-type="float">
            <text:p>0.976093</text:p>
          </table:table-cell>
          <table:table-cell office:value-type="string" calcext:value-type="string">
            <text:p>e_t:</text:p>
          </table:table-cell>
          <table:table-cell office:value-type="float" office:value="-0.00794963" calcext:value-type="float">
            <text:p>-0.00794963</text:p>
          </table:table-cell>
          <table:table-cell office:value-type="string" calcext:value-type="string">
            <text:p>y_t:</text:p>
          </table:table-cell>
          <table:table-cell office:value-type="float" office:value="0.320544" calcext:value-type="float">
            <text:p>0.320544</text:p>
          </table:table-cell>
          <table:table-cell office:value-type="string" calcext:value-type="string">
            <text:p>P:</text:p>
          </table:table-cell>
          <table:table-cell office:value-type="float" office:value="-0.00794963" calcext:value-type="float">
            <text:p>-0.00794963</text:p>
          </table:table-cell>
          <table:table-cell office:value-type="string" calcext:value-type="string">
            <text:p>I:</text:p>
          </table:table-cell>
          <table:table-cell office:value-type="float" office:value="0.328493" calcext:value-type="float">
            <text:p>0.32849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483" calcext:value-type="float">
            <text:p>0.69748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397" calcext:value-type="float">
            <text:p>0.45839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613E-018" calcext:value-type="float">
            <text:p>3.5361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1163" calcext:value-type="float">
            <text:p>12.116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864" calcext:value-type="float">
            <text:p>0.69586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049" calcext:value-type="float">
            <text:p>0.692049</text:p>
          </table:table-cell>
          <table:table-cell office:value-type="string" calcext:value-type="string">
            <text:p>e_t_SUMME:</text:p>
          </table:table-cell>
          <table:table-cell office:value-type="float" office:value="0.979907" calcext:value-type="float">
            <text:p>0.979907</text:p>
          </table:table-cell>
          <table:table-cell office:value-type="string" calcext:value-type="string">
            <text:p>e_t:</text:p>
          </table:table-cell>
          <table:table-cell office:value-type="float" office:value="0.00381443" calcext:value-type="float">
            <text:p>0.00381443</text:p>
          </table:table-cell>
          <table:table-cell office:value-type="string" calcext:value-type="string">
            <text:p>y_t:</text:p>
          </table:table-cell>
          <table:table-cell office:value-type="float" office:value="0.333592" calcext:value-type="float">
            <text:p>0.333592</text:p>
          </table:table-cell>
          <table:table-cell office:value-type="string" calcext:value-type="string">
            <text:p>P:</text:p>
          </table:table-cell>
          <table:table-cell office:value-type="float" office:value="0.00381443" calcext:value-type="float">
            <text:p>0.00381443</text:p>
          </table:table-cell>
          <table:table-cell office:value-type="string" calcext:value-type="string">
            <text:p>I:</text:p>
          </table:table-cell>
          <table:table-cell office:value-type="float" office:value="0.329777" calcext:value-type="float">
            <text:p>0.329777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049" calcext:value-type="float">
            <text:p>0.69204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05" calcext:value-type="float">
            <text:p>0.4626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709E-018" calcext:value-type="float">
            <text:p>3.437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4531" calcext:value-type="float">
            <text:p>12.453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42" calcext:value-type="float">
            <text:p>0.694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244" calcext:value-type="float">
            <text:p>0.696244</text:p>
          </table:table-cell>
          <table:table-cell office:value-type="string" calcext:value-type="string">
            <text:p>e_t_SUMME:</text:p>
          </table:table-cell>
          <table:table-cell office:value-type="float" office:value="0.977864" calcext:value-type="float">
            <text:p>0.977864</text:p>
          </table:table-cell>
          <table:table-cell office:value-type="string" calcext:value-type="string">
            <text:p>e_t:</text:p>
          </table:table-cell>
          <table:table-cell office:value-type="float" office:value="-0.00204361" calcext:value-type="float">
            <text:p>-0.00204361</text:p>
          </table:table-cell>
          <table:table-cell office:value-type="string" calcext:value-type="string">
            <text:p>y_t:</text:p>
          </table:table-cell>
          <table:table-cell office:value-type="float" office:value="0.327046" calcext:value-type="float">
            <text:p>0.327046</text:p>
          </table:table-cell>
          <table:table-cell office:value-type="string" calcext:value-type="string">
            <text:p>P:</text:p>
          </table:table-cell>
          <table:table-cell office:value-type="float" office:value="-0.00204361" calcext:value-type="float">
            <text:p>-0.00204361</text:p>
          </table:table-cell>
          <table:table-cell office:value-type="string" calcext:value-type="string">
            <text:p>I:</text:p>
          </table:table-cell>
          <table:table-cell office:value-type="float" office:value="0.329089" calcext:value-type="float">
            <text:p>0.32908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244" calcext:value-type="float">
            <text:p>0.69624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499" calcext:value-type="float">
            <text:p>0.46149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7862E-018" calcext:value-type="float">
            <text:p>3.4786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2.7892" calcext:value-type="float">
            <text:p>12.789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1636" calcext:value-type="float">
            <text:p>0.69163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815" calcext:value-type="float">
            <text:p>0.694815</text:p>
          </table:table-cell>
          <table:table-cell office:value-type="string" calcext:value-type="string">
            <text:p>e_t_SUMME:</text:p>
          </table:table-cell>
          <table:table-cell office:value-type="float" office:value="0.974685" calcext:value-type="float">
            <text:p>0.974685</text:p>
          </table:table-cell>
          <table:table-cell office:value-type="string" calcext:value-type="string">
            <text:p>e_t:</text:p>
          </table:table-cell>
          <table:table-cell office:value-type="float" office:value="-0.0031784" calcext:value-type="float">
            <text:p>-0.0031784</text:p>
          </table:table-cell>
          <table:table-cell office:value-type="string" calcext:value-type="string">
            <text:p>y_t:</text:p>
          </table:table-cell>
          <table:table-cell office:value-type="float" office:value="0.324841" calcext:value-type="float">
            <text:p>0.324841</text:p>
          </table:table-cell>
          <table:table-cell office:value-type="string" calcext:value-type="string">
            <text:p>P:</text:p>
          </table:table-cell>
          <table:table-cell office:value-type="float" office:value="-0.0031784" calcext:value-type="float">
            <text:p>-0.0031784</text:p>
          </table:table-cell>
          <table:table-cell office:value-type="string" calcext:value-type="string">
            <text:p>I:</text:p>
          </table:table-cell>
          <table:table-cell office:value-type="float" office:value="0.32802" calcext:value-type="float">
            <text:p>0.3280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815" calcext:value-type="float">
            <text:p>0.69481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9795" calcext:value-type="float">
            <text:p>0.45979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5609E-018" calcext:value-type="float">
            <text:p>3.556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1261" calcext:value-type="float">
            <text:p>13.126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8259" calcext:value-type="float">
            <text:p>0.69825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2928" calcext:value-type="float">
            <text:p>0.692928</text:p>
          </table:table-cell>
          <table:table-cell office:value-type="string" calcext:value-type="string">
            <text:p>e_t_SUMME:</text:p>
          </table:table-cell>
          <table:table-cell office:value-type="float" office:value="0.980016" calcext:value-type="float">
            <text:p>0.980016</text:p>
          </table:table-cell>
          <table:table-cell office:value-type="string" calcext:value-type="string">
            <text:p>e_t:</text:p>
          </table:table-cell>
          <table:table-cell office:value-type="float" office:value="0.00533046" calcext:value-type="float">
            <text:p>0.00533046</text:p>
          </table:table-cell>
          <table:table-cell office:value-type="string" calcext:value-type="string">
            <text:p>y_t:</text:p>
          </table:table-cell>
          <table:table-cell office:value-type="float" office:value="0.335144" calcext:value-type="float">
            <text:p>0.335144</text:p>
          </table:table-cell>
          <table:table-cell office:value-type="string" calcext:value-type="string">
            <text:p>P:</text:p>
          </table:table-cell>
          <table:table-cell office:value-type="float" office:value="0.00533046" calcext:value-type="float">
            <text:p>0.00533046</text:p>
          </table:table-cell>
          <table:table-cell office:value-type="string" calcext:value-type="string">
            <text:p>I:</text:p>
          </table:table-cell>
          <table:table-cell office:value-type="float" office:value="0.329814" calcext:value-type="float">
            <text:p>0.32981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2928" calcext:value-type="float">
            <text:p>0.6929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4198" calcext:value-type="float">
            <text:p>0.46419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71686E-018" calcext:value-type="float">
            <text:p>3.7168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4618" calcext:value-type="float">
            <text:p>13.461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9215" calcext:value-type="float">
            <text:p>0.689215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765" calcext:value-type="float">
            <text:p>0.69765</text:p>
          </table:table-cell>
          <table:table-cell office:value-type="string" calcext:value-type="string">
            <text:p>e_t_SUMME:</text:p>
          </table:table-cell>
          <table:table-cell office:value-type="float" office:value="0.971581" calcext:value-type="float">
            <text:p>0.971581</text:p>
          </table:table-cell>
          <table:table-cell office:value-type="string" calcext:value-type="string">
            <text:p>e_t:</text:p>
          </table:table-cell>
          <table:table-cell office:value-type="float" office:value="-0.00843514" calcext:value-type="float">
            <text:p>-0.00843514</text:p>
          </table:table-cell>
          <table:table-cell office:value-type="string" calcext:value-type="string">
            <text:p>y_t:</text:p>
          </table:table-cell>
          <table:table-cell office:value-type="float" office:value="0.31854" calcext:value-type="float">
            <text:p>0.31854</text:p>
          </table:table-cell>
          <table:table-cell office:value-type="string" calcext:value-type="string">
            <text:p>P:</text:p>
          </table:table-cell>
          <table:table-cell office:value-type="float" office:value="-0.00843514" calcext:value-type="float">
            <text:p>-0.00843514</text:p>
          </table:table-cell>
          <table:table-cell office:value-type="string" calcext:value-type="string">
            <text:p>I:</text:p>
          </table:table-cell>
          <table:table-cell office:value-type="float" office:value="0.326975" calcext:value-type="float">
            <text:p>0.326975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65" calcext:value-type="float">
            <text:p>0.6976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185" calcext:value-type="float">
            <text:p>0.4581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8661E-018" calcext:value-type="float">
            <text:p>3.5866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3.7991" calcext:value-type="float">
            <text:p>13.79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7492" calcext:value-type="float">
            <text:p>0.697492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1169" calcext:value-type="float">
            <text:p>0.691169</text:p>
          </table:table-cell>
          <table:table-cell office:value-type="string" calcext:value-type="string">
            <text:p>e_t_SUMME:</text:p>
          </table:table-cell>
          <table:table-cell office:value-type="float" office:value="0.977904" calcext:value-type="float">
            <text:p>0.977904</text:p>
          </table:table-cell>
          <table:table-cell office:value-type="string" calcext:value-type="string">
            <text:p>e_t:</text:p>
          </table:table-cell>
          <table:table-cell office:value-type="float" office:value="0.00632345" calcext:value-type="float">
            <text:p>0.00632345</text:p>
          </table:table-cell>
          <table:table-cell office:value-type="string" calcext:value-type="string">
            <text:p>y_t:</text:p>
          </table:table-cell>
          <table:table-cell office:value-type="float" office:value="0.335426" calcext:value-type="float">
            <text:p>0.335426</text:p>
          </table:table-cell>
          <table:table-cell office:value-type="string" calcext:value-type="string">
            <text:p>P:</text:p>
          </table:table-cell>
          <table:table-cell office:value-type="float" office:value="0.00632345" calcext:value-type="float">
            <text:p>0.00632345</text:p>
          </table:table-cell>
          <table:table-cell office:value-type="string" calcext:value-type="string">
            <text:p>I:</text:p>
          </table:table-cell>
          <table:table-cell office:value-type="float" office:value="0.329103" calcext:value-type="float">
            <text:p>0.329103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169" calcext:value-type="float">
            <text:p>0.69116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688" calcext:value-type="float">
            <text:p>0.46368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1556E-018" calcext:value-type="float">
            <text:p>3.5155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1357" calcext:value-type="float">
            <text:p>14.135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3739" calcext:value-type="float">
            <text:p>0.69373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802" calcext:value-type="float">
            <text:p>0.696802</text:p>
          </table:table-cell>
          <table:table-cell office:value-type="string" calcext:value-type="string">
            <text:p>e_t_SUMME:</text:p>
          </table:table-cell>
          <table:table-cell office:value-type="float" office:value="0.974841" calcext:value-type="float">
            <text:p>0.974841</text:p>
          </table:table-cell>
          <table:table-cell office:value-type="string" calcext:value-type="string">
            <text:p>e_t:</text:p>
          </table:table-cell>
          <table:table-cell office:value-type="float" office:value="-0.00306294" calcext:value-type="float">
            <text:p>-0.00306294</text:p>
          </table:table-cell>
          <table:table-cell office:value-type="string" calcext:value-type="string">
            <text:p>y_t:</text:p>
          </table:table-cell>
          <table:table-cell office:value-type="float" office:value="0.325009" calcext:value-type="float">
            <text:p>0.325009</text:p>
          </table:table-cell>
          <table:table-cell office:value-type="string" calcext:value-type="string">
            <text:p>P:</text:p>
          </table:table-cell>
          <table:table-cell office:value-type="float" office:value="-0.00306294" calcext:value-type="float">
            <text:p>-0.00306294</text:p>
          </table:table-cell>
          <table:table-cell office:value-type="string" calcext:value-type="string">
            <text:p>I:</text:p>
          </table:table-cell>
          <table:table-cell office:value-type="float" office:value="0.328072" calcext:value-type="float">
            <text:p>0.32807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802" calcext:value-type="float">
            <text:p>0.69680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193" calcext:value-type="float">
            <text:p>0.461193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611E-018" calcext:value-type="float">
            <text:p>3.6661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4719" calcext:value-type="float">
            <text:p>14.4719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2675" calcext:value-type="float">
            <text:p>0.692675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051" calcext:value-type="float">
            <text:p>0.694051</text:p>
          </table:table-cell>
          <table:table-cell office:value-type="string" calcext:value-type="string">
            <text:p>e_t_SUMME:</text:p>
          </table:table-cell>
          <table:table-cell office:value-type="float" office:value="0.973465" calcext:value-type="float">
            <text:p>0.973465</text:p>
          </table:table-cell>
          <table:table-cell office:value-type="string" calcext:value-type="string">
            <text:p>e_t:</text:p>
          </table:table-cell>
          <table:table-cell office:value-type="float" office:value="-0.00137617" calcext:value-type="float">
            <text:p>-0.00137617</text:p>
          </table:table-cell>
          <table:table-cell office:value-type="string" calcext:value-type="string">
            <text:p>y_t:</text:p>
          </table:table-cell>
          <table:table-cell office:value-type="float" office:value="0.326233" calcext:value-type="float">
            <text:p>0.326233</text:p>
          </table:table-cell>
          <table:table-cell office:value-type="string" calcext:value-type="string">
            <text:p>P:</text:p>
          </table:table-cell>
          <table:table-cell office:value-type="float" office:value="-0.00137617" calcext:value-type="float">
            <text:p>-0.00137617</text:p>
          </table:table-cell>
          <table:table-cell office:value-type="string" calcext:value-type="string">
            <text:p>I:</text:p>
          </table:table-cell>
          <table:table-cell office:value-type="float" office:value="0.327609" calcext:value-type="float">
            <text:p>0.32760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051" calcext:value-type="float">
            <text:p>0.69405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485" calcext:value-type="float">
            <text:p>0.46048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9976E-018" calcext:value-type="float">
            <text:p>3.4997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4.8087" calcext:value-type="float">
            <text:p>14.808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8337" calcext:value-type="float">
            <text:p>0.69833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378" calcext:value-type="float">
            <text:p>0.693378</text:p>
          </table:table-cell>
          <table:table-cell office:value-type="string" calcext:value-type="string">
            <text:p>e_t_SUMME:</text:p>
          </table:table-cell>
          <table:table-cell office:value-type="float" office:value="0.978424" calcext:value-type="float">
            <text:p>0.978424</text:p>
          </table:table-cell>
          <table:table-cell office:value-type="string" calcext:value-type="string">
            <text:p>e_t:</text:p>
          </table:table-cell>
          <table:table-cell office:value-type="float" office:value="0.0049589" calcext:value-type="float">
            <text:p>0.0049589</text:p>
          </table:table-cell>
          <table:table-cell office:value-type="string" calcext:value-type="string">
            <text:p>y_t:</text:p>
          </table:table-cell>
          <table:table-cell office:value-type="float" office:value="0.334237" calcext:value-type="float">
            <text:p>0.334237</text:p>
          </table:table-cell>
          <table:table-cell office:value-type="string" calcext:value-type="string">
            <text:p>P:</text:p>
          </table:table-cell>
          <table:table-cell office:value-type="float" office:value="0.0049589" calcext:value-type="float">
            <text:p>0.0049589</text:p>
          </table:table-cell>
          <table:table-cell office:value-type="string" calcext:value-type="string">
            <text:p>I:</text:p>
          </table:table-cell>
          <table:table-cell office:value-type="float" office:value="0.329278" calcext:value-type="float">
            <text:p>0.329278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378" calcext:value-type="float">
            <text:p>0.6933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4249" calcext:value-type="float">
            <text:p>0.46424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574E-018" calcext:value-type="float">
            <text:p>3.5257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1444" calcext:value-type="float">
            <text:p>15.144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8959" calcext:value-type="float">
            <text:p>0.6895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7284" calcext:value-type="float">
            <text:p>0.697284</text:p>
          </table:table-cell>
          <table:table-cell office:value-type="string" calcext:value-type="string">
            <text:p>e_t_SUMME:</text:p>
          </table:table-cell>
          <table:table-cell office:value-type="float" office:value="0.97073" calcext:value-type="float">
            <text:p>0.97073</text:p>
          </table:table-cell>
          <table:table-cell office:value-type="string" calcext:value-type="string">
            <text:p>e_t:</text:p>
          </table:table-cell>
          <table:table-cell office:value-type="float" office:value="-0.00769379" calcext:value-type="float">
            <text:p>-0.00769379</text:p>
          </table:table-cell>
          <table:table-cell office:value-type="string" calcext:value-type="string">
            <text:p>y_t:</text:p>
          </table:table-cell>
          <table:table-cell office:value-type="float" office:value="0.318995" calcext:value-type="float">
            <text:p>0.318995</text:p>
          </table:table-cell>
          <table:table-cell office:value-type="string" calcext:value-type="string">
            <text:p>P:</text:p>
          </table:table-cell>
          <table:table-cell office:value-type="float" office:value="-0.00769379" calcext:value-type="float">
            <text:p>-0.00769379</text:p>
          </table:table-cell>
          <table:table-cell office:value-type="string" calcext:value-type="string">
            <text:p>I:</text:p>
          </table:table-cell>
          <table:table-cell office:value-type="float" office:value="0.326689" calcext:value-type="float">
            <text:p>0.326689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7284" calcext:value-type="float">
            <text:p>0.69728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58434" calcext:value-type="float">
            <text:p>0.45843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2606E-018" calcext:value-type="float">
            <text:p>3.5260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4816" calcext:value-type="float">
            <text:p>15.481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7779" calcext:value-type="float">
            <text:p>0.69777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1234" calcext:value-type="float">
            <text:p>0.691234</text:p>
          </table:table-cell>
          <table:table-cell office:value-type="string" calcext:value-type="string">
            <text:p>e_t_SUMME:</text:p>
          </table:table-cell>
          <table:table-cell office:value-type="float" office:value="0.977276" calcext:value-type="float">
            <text:p>0.977276</text:p>
          </table:table-cell>
          <table:table-cell office:value-type="string" calcext:value-type="string">
            <text:p>e_t:</text:p>
          </table:table-cell>
          <table:table-cell office:value-type="float" office:value="0.00654551" calcext:value-type="float">
            <text:p>0.00654551</text:p>
          </table:table-cell>
          <table:table-cell office:value-type="string" calcext:value-type="string">
            <text:p>y_t:</text:p>
          </table:table-cell>
          <table:table-cell office:value-type="float" office:value="0.335437" calcext:value-type="float">
            <text:p>0.335437</text:p>
          </table:table-cell>
          <table:table-cell office:value-type="string" calcext:value-type="string">
            <text:p>P:</text:p>
          </table:table-cell>
          <table:table-cell office:value-type="float" office:value="0.00654551" calcext:value-type="float">
            <text:p>0.00654551</text:p>
          </table:table-cell>
          <table:table-cell office:value-type="string" calcext:value-type="string">
            <text:p>I:</text:p>
          </table:table-cell>
          <table:table-cell office:value-type="float" office:value="0.328891" calcext:value-type="float">
            <text:p>0.328891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1234" calcext:value-type="float">
            <text:p>0.691234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3879" calcext:value-type="float">
            <text:p>0.46387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469E-018" calcext:value-type="float">
            <text:p>3.4846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5.8181" calcext:value-type="float">
            <text:p>15.818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3776" calcext:value-type="float">
            <text:p>0.69377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679" calcext:value-type="float">
            <text:p>0.69679</text:p>
          </table:table-cell>
          <table:table-cell office:value-type="string" calcext:value-type="string">
            <text:p>e_t_SUMME:</text:p>
          </table:table-cell>
          <table:table-cell office:value-type="float" office:value="0.974261" calcext:value-type="float">
            <text:p>0.974261</text:p>
          </table:table-cell>
          <table:table-cell office:value-type="string" calcext:value-type="string">
            <text:p>e_t:</text:p>
          </table:table-cell>
          <table:table-cell office:value-type="float" office:value="-0.00301418" calcext:value-type="float">
            <text:p>-0.00301418</text:p>
          </table:table-cell>
          <table:table-cell office:value-type="string" calcext:value-type="string">
            <text:p>y_t:</text:p>
          </table:table-cell>
          <table:table-cell office:value-type="float" office:value="0.324863" calcext:value-type="float">
            <text:p>0.324863</text:p>
          </table:table-cell>
          <table:table-cell office:value-type="string" calcext:value-type="string">
            <text:p>P:</text:p>
          </table:table-cell>
          <table:table-cell office:value-type="float" office:value="-0.00301418" calcext:value-type="float">
            <text:p>-0.00301418</text:p>
          </table:table-cell>
          <table:table-cell office:value-type="string" calcext:value-type="string">
            <text:p>I:</text:p>
          </table:table-cell>
          <table:table-cell office:value-type="float" office:value="0.327877" calcext:value-type="float">
            <text:p>0.32787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679" calcext:value-type="float">
            <text:p>0.69679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217" calcext:value-type="float">
            <text:p>0.461217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8912E-018" calcext:value-type="float">
            <text:p>3.48912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1543" calcext:value-type="float">
            <text:p>16.1543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3069" calcext:value-type="float">
            <text:p>0.69306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908" calcext:value-type="float">
            <text:p>0.693908</text:p>
          </table:table-cell>
          <table:table-cell office:value-type="string" calcext:value-type="string">
            <text:p>e_t_SUMME:</text:p>
          </table:table-cell>
          <table:table-cell office:value-type="float" office:value="0.973423" calcext:value-type="float">
            <text:p>0.973423</text:p>
          </table:table-cell>
          <table:table-cell office:value-type="string" calcext:value-type="string">
            <text:p>e_t:</text:p>
          </table:table-cell>
          <table:table-cell office:value-type="float" office:value="-0.000838512" calcext:value-type="float">
            <text:p>-0.000838512</text:p>
          </table:table-cell>
          <table:table-cell office:value-type="string" calcext:value-type="string">
            <text:p>y_t:</text:p>
          </table:table-cell>
          <table:table-cell office:value-type="float" office:value="0.326756" calcext:value-type="float">
            <text:p>0.326756</text:p>
          </table:table-cell>
          <table:table-cell office:value-type="string" calcext:value-type="string">
            <text:p>P:</text:p>
          </table:table-cell>
          <table:table-cell office:value-type="float" office:value="-0.000838512" calcext:value-type="float">
            <text:p>-0.000838512</text:p>
          </table:table-cell>
          <table:table-cell office:value-type="string" calcext:value-type="string">
            <text:p>I:</text:p>
          </table:table-cell>
          <table:table-cell office:value-type="float" office:value="0.327595" calcext:value-type="float">
            <text:p>0.327595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908" calcext:value-type="float">
            <text:p>0.69390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748" calcext:value-type="float">
            <text:p>0.46074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233E-018" calcext:value-type="float">
            <text:p>3.43233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491" calcext:value-type="float">
            <text:p>16.491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943" calcext:value-type="float">
            <text:p>0.69594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85" calcext:value-type="float">
            <text:p>0.69385</text:p>
          </table:table-cell>
          <table:table-cell office:value-type="string" calcext:value-type="string">
            <text:p>e_t_SUMME:</text:p>
          </table:table-cell>
          <table:table-cell office:value-type="float" office:value="0.975516" calcext:value-type="float">
            <text:p>0.975516</text:p>
          </table:table-cell>
          <table:table-cell office:value-type="string" calcext:value-type="string">
            <text:p>e_t:</text:p>
          </table:table-cell>
          <table:table-cell office:value-type="float" office:value="0.00209314" calcext:value-type="float">
            <text:p>0.00209314</text:p>
          </table:table-cell>
          <table:table-cell office:value-type="string" calcext:value-type="string">
            <text:p>y_t:</text:p>
          </table:table-cell>
          <table:table-cell office:value-type="float" office:value="0.330392" calcext:value-type="float">
            <text:p>0.330392</text:p>
          </table:table-cell>
          <table:table-cell office:value-type="string" calcext:value-type="string">
            <text:p>P:</text:p>
          </table:table-cell>
          <table:table-cell office:value-type="float" office:value="0.00209314" calcext:value-type="float">
            <text:p>0.00209314</text:p>
          </table:table-cell>
          <table:table-cell office:value-type="string" calcext:value-type="string">
            <text:p>I:</text:p>
          </table:table-cell>
          <table:table-cell office:value-type="float" office:value="0.328299" calcext:value-type="float">
            <text:p>0.32829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85" calcext:value-type="float">
            <text:p>0.69385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58" calcext:value-type="float">
            <text:p>0.46265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5066E-018" calcext:value-type="float">
            <text:p>3.45066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6.828" calcext:value-type="float">
            <text:p>16.82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4667" calcext:value-type="float">
            <text:p>0.694667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5328" calcext:value-type="float">
            <text:p>0.695328</text:p>
          </table:table-cell>
          <table:table-cell office:value-type="string" calcext:value-type="string">
            <text:p>e_t_SUMME:</text:p>
          </table:table-cell>
          <table:table-cell office:value-type="float" office:value="0.974855" calcext:value-type="float">
            <text:p>0.974855</text:p>
          </table:table-cell>
          <table:table-cell office:value-type="string" calcext:value-type="string">
            <text:p>e_t:</text:p>
          </table:table-cell>
          <table:table-cell office:value-type="float" office:value="-0.000660921" calcext:value-type="float">
            <text:p>-0.000660921</text:p>
          </table:table-cell>
          <table:table-cell office:value-type="string" calcext:value-type="string">
            <text:p>y_t:</text:p>
          </table:table-cell>
          <table:table-cell office:value-type="float" office:value="0.327416" calcext:value-type="float">
            <text:p>0.327416</text:p>
          </table:table-cell>
          <table:table-cell office:value-type="string" calcext:value-type="string">
            <text:p>P:</text:p>
          </table:table-cell>
          <table:table-cell office:value-type="float" office:value="-0.000660921" calcext:value-type="float">
            <text:p>-0.000660921</text:p>
          </table:table-cell>
          <table:table-cell office:value-type="string" calcext:value-type="string">
            <text:p>I:</text:p>
          </table:table-cell>
          <table:table-cell office:value-type="float" office:value="0.328077" calcext:value-type="float">
            <text:p>0.328077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328" calcext:value-type="float">
            <text:p>0.69532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181" calcext:value-type="float">
            <text:p>0.461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9301E-018" calcext:value-type="float">
            <text:p>3.59301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1638" calcext:value-type="float">
            <text:p>17.1638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3306" calcext:value-type="float">
            <text:p>0.69330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568" calcext:value-type="float">
            <text:p>0.694568</text:p>
          </table:table-cell>
          <table:table-cell office:value-type="string" calcext:value-type="string">
            <text:p>e_t_SUMME:</text:p>
          </table:table-cell>
          <table:table-cell office:value-type="float" office:value="0.973593" calcext:value-type="float">
            <text:p>0.973593</text:p>
          </table:table-cell>
          <table:table-cell office:value-type="string" calcext:value-type="string">
            <text:p>e_t:</text:p>
          </table:table-cell>
          <table:table-cell office:value-type="float" office:value="-0.00126239" calcext:value-type="float">
            <text:p>-0.00126239</text:p>
          </table:table-cell>
          <table:table-cell office:value-type="string" calcext:value-type="string">
            <text:p>y_t:</text:p>
          </table:table-cell>
          <table:table-cell office:value-type="float" office:value="0.32639" calcext:value-type="float">
            <text:p>0.32639</text:p>
          </table:table-cell>
          <table:table-cell office:value-type="string" calcext:value-type="string">
            <text:p>P:</text:p>
          </table:table-cell>
          <table:table-cell office:value-type="float" office:value="-0.00126239" calcext:value-type="float">
            <text:p>-0.00126239</text:p>
          </table:table-cell>
          <table:table-cell office:value-type="string" calcext:value-type="string">
            <text:p>I:</text:p>
          </table:table-cell>
          <table:table-cell office:value-type="float" office:value="0.327652" calcext:value-type="float">
            <text:p>0.327652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568" calcext:value-type="float">
            <text:p>0.69456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905" calcext:value-type="float">
            <text:p>0.460905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2064E-018" calcext:value-type="float">
            <text:p>3.6206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5006" calcext:value-type="float">
            <text:p>17.500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336" calcext:value-type="float">
            <text:p>0.69533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927" calcext:value-type="float">
            <text:p>0.693927</text:p>
          </table:table-cell>
          <table:table-cell office:value-type="string" calcext:value-type="string">
            <text:p>e_t_SUMME:</text:p>
          </table:table-cell>
          <table:table-cell office:value-type="float" office:value="0.975001" calcext:value-type="float">
            <text:p>0.975001</text:p>
          </table:table-cell>
          <table:table-cell office:value-type="string" calcext:value-type="string">
            <text:p>e_t:</text:p>
          </table:table-cell>
          <table:table-cell office:value-type="float" office:value="0.00140874" calcext:value-type="float">
            <text:p>0.00140874</text:p>
          </table:table-cell>
          <table:table-cell office:value-type="string" calcext:value-type="string">
            <text:p>y_t:</text:p>
          </table:table-cell>
          <table:table-cell office:value-type="float" office:value="0.329535" calcext:value-type="float">
            <text:p>0.329535</text:p>
          </table:table-cell>
          <table:table-cell office:value-type="string" calcext:value-type="string">
            <text:p>P:</text:p>
          </table:table-cell>
          <table:table-cell office:value-type="float" office:value="0.00140874" calcext:value-type="float">
            <text:p>0.00140874</text:p>
          </table:table-cell>
          <table:table-cell office:value-type="string" calcext:value-type="string">
            <text:p>I:</text:p>
          </table:table-cell>
          <table:table-cell office:value-type="float" office:value="0.328126" calcext:value-type="float">
            <text:p>0.328126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927" calcext:value-type="float">
            <text:p>0.69392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254" calcext:value-type="float">
            <text:p>0.46225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6509E-018" calcext:value-type="float">
            <text:p>3.6650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7.8375" calcext:value-type="float">
            <text:p>17.8375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624" calcext:value-type="float">
            <text:p>0.695624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891" calcext:value-type="float">
            <text:p>0.694891</text:p>
          </table:table-cell>
          <table:table-cell office:value-type="string" calcext:value-type="string">
            <text:p>e_t_SUMME:</text:p>
          </table:table-cell>
          <table:table-cell office:value-type="float" office:value="0.975734" calcext:value-type="float">
            <text:p>0.975734</text:p>
          </table:table-cell>
          <table:table-cell office:value-type="string" calcext:value-type="string">
            <text:p>e_t:</text:p>
          </table:table-cell>
          <table:table-cell office:value-type="float" office:value="0.000732856" calcext:value-type="float">
            <text:p>0.000732856</text:p>
          </table:table-cell>
          <table:table-cell office:value-type="string" calcext:value-type="string">
            <text:p>y_t:</text:p>
          </table:table-cell>
          <table:table-cell office:value-type="float" office:value="0.329106" calcext:value-type="float">
            <text:p>0.329106</text:p>
          </table:table-cell>
          <table:table-cell office:value-type="string" calcext:value-type="string">
            <text:p>P:</text:p>
          </table:table-cell>
          <table:table-cell office:value-type="float" office:value="0.000732856" calcext:value-type="float">
            <text:p>0.000732856</text:p>
          </table:table-cell>
          <table:table-cell office:value-type="string" calcext:value-type="string">
            <text:p>I:</text:p>
          </table:table-cell>
          <table:table-cell office:value-type="float" office:value="0.328373" calcext:value-type="float">
            <text:p>0.32837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891" calcext:value-type="float">
            <text:p>0.694891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446" calcext:value-type="float">
            <text:p>0.462446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3379E-018" calcext:value-type="float">
            <text:p>3.5337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1732" calcext:value-type="float">
            <text:p>18.173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2493" calcext:value-type="float">
            <text:p>0.692493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5203" calcext:value-type="float">
            <text:p>0.695203</text:p>
          </table:table-cell>
          <table:table-cell office:value-type="string" calcext:value-type="string">
            <text:p>e_t_SUMME:</text:p>
          </table:table-cell>
          <table:table-cell office:value-type="float" office:value="0.973025" calcext:value-type="float">
            <text:p>0.973025</text:p>
          </table:table-cell>
          <table:table-cell office:value-type="string" calcext:value-type="string">
            <text:p>e_t:</text:p>
          </table:table-cell>
          <table:table-cell office:value-type="float" office:value="-0.0027095" calcext:value-type="float">
            <text:p>-0.0027095</text:p>
          </table:table-cell>
          <table:table-cell office:value-type="string" calcext:value-type="string">
            <text:p>y_t:</text:p>
          </table:table-cell>
          <table:table-cell office:value-type="float" office:value="0.324751" calcext:value-type="float">
            <text:p>0.324751</text:p>
          </table:table-cell>
          <table:table-cell office:value-type="string" calcext:value-type="string">
            <text:p>P:</text:p>
          </table:table-cell>
          <table:table-cell office:value-type="float" office:value="-0.0027095" calcext:value-type="float">
            <text:p>-0.0027095</text:p>
          </table:table-cell>
          <table:table-cell office:value-type="string" calcext:value-type="string">
            <text:p>I:</text:p>
          </table:table-cell>
          <table:table-cell office:value-type="float" office:value="0.327461" calcext:value-type="float">
            <text:p>0.327461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203" calcext:value-type="float">
            <text:p>0.695203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364" calcext:value-type="float">
            <text:p>0.460364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7984E-018" calcext:value-type="float">
            <text:p>3.5798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5102" calcext:value-type="float">
            <text:p>18.5102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885" calcext:value-type="float">
            <text:p>0.695885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277" calcext:value-type="float">
            <text:p>0.693277</text:p>
          </table:table-cell>
          <table:table-cell office:value-type="string" calcext:value-type="string">
            <text:p>e_t_SUMME:</text:p>
          </table:table-cell>
          <table:table-cell office:value-type="float" office:value="0.975633" calcext:value-type="float">
            <text:p>0.975633</text:p>
          </table:table-cell>
          <table:table-cell office:value-type="string" calcext:value-type="string">
            <text:p>e_t:</text:p>
          </table:table-cell>
          <table:table-cell office:value-type="float" office:value="0.00260829" calcext:value-type="float">
            <text:p>0.00260829</text:p>
          </table:table-cell>
          <table:table-cell office:value-type="string" calcext:value-type="string">
            <text:p>y_t:</text:p>
          </table:table-cell>
          <table:table-cell office:value-type="float" office:value="0.330947" calcext:value-type="float">
            <text:p>0.330947</text:p>
          </table:table-cell>
          <table:table-cell office:value-type="string" calcext:value-type="string">
            <text:p>P:</text:p>
          </table:table-cell>
          <table:table-cell office:value-type="float" office:value="0.00260829" calcext:value-type="float">
            <text:p>0.00260829</text:p>
          </table:table-cell>
          <table:table-cell office:value-type="string" calcext:value-type="string">
            <text:p>I:</text:p>
          </table:table-cell>
          <table:table-cell office:value-type="float" office:value="0.328339" calcext:value-type="float">
            <text:p>0.328339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277" calcext:value-type="float">
            <text:p>0.693277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19" calcext:value-type="float">
            <text:p>0.46261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65194E-018" calcext:value-type="float">
            <text:p>3.6519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8.847" calcext:value-type="float">
            <text:p>18.84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296" calcext:value-type="float">
            <text:p>0.695296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5342" calcext:value-type="float">
            <text:p>0.695342</text:p>
          </table:table-cell>
          <table:table-cell office:value-type="string" calcext:value-type="string">
            <text:p>e_t_SUMME:</text:p>
          </table:table-cell>
          <table:table-cell office:value-type="float" office:value="0.975587" calcext:value-type="float">
            <text:p>0.975587</text:p>
          </table:table-cell>
          <table:table-cell office:value-type="string" calcext:value-type="string">
            <text:p>e_t:</text:p>
          </table:table-cell>
          <table:table-cell office:value-type="float" office:value="-0.0000457635" calcext:value-type="float">
            <text:p>-4.57635E-05</text:p>
          </table:table-cell>
          <table:table-cell office:value-type="string" calcext:value-type="string">
            <text:p>y_t:</text:p>
          </table:table-cell>
          <table:table-cell office:value-type="float" office:value="0.328278" calcext:value-type="float">
            <text:p>0.328278</text:p>
          </table:table-cell>
          <table:table-cell office:value-type="string" calcext:value-type="string">
            <text:p>P:</text:p>
          </table:table-cell>
          <table:table-cell office:value-type="float" office:value="-0.0000457635" calcext:value-type="float">
            <text:p>-4.57635E-05</text:p>
          </table:table-cell>
          <table:table-cell office:value-type="string" calcext:value-type="string">
            <text:p>I:</text:p>
          </table:table-cell>
          <table:table-cell office:value-type="float" office:value="0.328323" calcext:value-type="float">
            <text:p>0.328323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5342" calcext:value-type="float">
            <text:p>0.69534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228" calcext:value-type="float">
            <text:p>0.462228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3804E-018" calcext:value-type="float">
            <text:p>3.3804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1827" calcext:value-type="float">
            <text:p>19.1827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2668" calcext:value-type="float">
            <text:p>0.692668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4978" calcext:value-type="float">
            <text:p>0.694978</text:p>
          </table:table-cell>
          <table:table-cell office:value-type="string" calcext:value-type="string">
            <text:p>e_t_SUMME:</text:p>
          </table:table-cell>
          <table:table-cell office:value-type="float" office:value="0.973277" calcext:value-type="float">
            <text:p>0.973277</text:p>
          </table:table-cell>
          <table:table-cell office:value-type="string" calcext:value-type="string">
            <text:p>e_t:</text:p>
          </table:table-cell>
          <table:table-cell office:value-type="float" office:value="-0.00231" calcext:value-type="float">
            <text:p>-0.00231</text:p>
          </table:table-cell>
          <table:table-cell office:value-type="string" calcext:value-type="string">
            <text:p>y_t:</text:p>
          </table:table-cell>
          <table:table-cell office:value-type="float" office:value="0.325236" calcext:value-type="float">
            <text:p>0.325236</text:p>
          </table:table-cell>
          <table:table-cell office:value-type="string" calcext:value-type="string">
            <text:p>P:</text:p>
          </table:table-cell>
          <table:table-cell office:value-type="float" office:value="-0.00231" calcext:value-type="float">
            <text:p>-0.00231</text:p>
          </table:table-cell>
          <table:table-cell office:value-type="string" calcext:value-type="string">
            <text:p>I:</text:p>
          </table:table-cell>
          <table:table-cell office:value-type="float" office:value="0.327546" calcext:value-type="float">
            <text:p>0.327546</text:p>
          </table:table-cell>
          <table:table-cell office:value-type="string" calcext:value-type="string">
            <text:p>D:</text:p>
          </table:table-cell>
          <table:table-cell office:value-type="float" office:value="-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4978" calcext:value-type="float">
            <text:p>0.694978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0481" calcext:value-type="float">
            <text:p>0.460481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54018E-018" calcext:value-type="float">
            <text:p>3.54018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5196" calcext:value-type="float">
            <text:p>19.5196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arget:</text:p>
          </table:table-cell>
          <table:table-cell office:value-type="float" office:value="0.69599" calcext:value-type="float">
            <text:p>0.69599</text:p>
          </table:table-cell>
          <table:table-cell office:value-type="string" calcext:value-type="string">
            <text:p>K_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I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_D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T:</text:p>
          </table:table-cell>
          <table:table-cell office:value-type="float" office:value="0.693292" calcext:value-type="float">
            <text:p>0.693292</text:p>
          </table:table-cell>
          <table:table-cell office:value-type="string" calcext:value-type="string">
            <text:p>e_t_SUMME:</text:p>
          </table:table-cell>
          <table:table-cell office:value-type="float" office:value="0.975976" calcext:value-type="float">
            <text:p>0.975976</text:p>
          </table:table-cell>
          <table:table-cell office:value-type="string" calcext:value-type="string">
            <text:p>e_t:</text:p>
          </table:table-cell>
          <table:table-cell office:value-type="float" office:value="0.00269826" calcext:value-type="float">
            <text:p>0.00269826</text:p>
          </table:table-cell>
          <table:table-cell office:value-type="string" calcext:value-type="string">
            <text:p>y_t:</text:p>
          </table:table-cell>
          <table:table-cell office:value-type="float" office:value="0.331152" calcext:value-type="float">
            <text:p>0.331152</text:p>
          </table:table-cell>
          <table:table-cell office:value-type="string" calcext:value-type="string">
            <text:p>P:</text:p>
          </table:table-cell>
          <table:table-cell office:value-type="float" office:value="0.00269826" calcext:value-type="float">
            <text:p>0.00269826</text:p>
          </table:table-cell>
          <table:table-cell office:value-type="string" calcext:value-type="string">
            <text:p>I:</text:p>
          </table:table-cell>
          <table:table-cell office:value-type="float" office:value="0.328454" calcext:value-type="float">
            <text:p>0.328454</text:p>
          </table:table-cell>
          <table:table-cell office:value-type="string" calcext:value-type="string">
            <text:p>D: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orce_Average_X:</text:p>
          </table:table-cell>
          <table:table-cell table:style-name="Default" office:value-type="float" office:value="0.693292" calcext:value-type="float">
            <text:p>0.693292</text:p>
          </table:table-cell>
          <table:table-cell table:style-name="ce2" office:value-type="string" calcext:value-type="string">
            <text:p>Force_Average_Y:</text:p>
          </table:table-cell>
          <table:table-cell table:style-name="Default" office:value-type="float" office:value="0.462689" calcext:value-type="float">
            <text:p>0.462689</text:p>
          </table:table-cell>
          <table:table-cell table:style-name="ce2" office:value-type="string" calcext:value-type="string">
            <text:p>Force_Average_Z:</text:p>
          </table:table-cell>
          <table:table-cell table:style-name="Default" office:value-type="float" office:value="3.43139E-018" calcext:value-type="float">
            <text:p>3.43139E-18</text:p>
          </table:table-cell>
          <table:table-cell table:style-name="ce2" office:value-type="string" calcext:value-type="string">
            <text:p>time:</text:p>
          </table:table-cell>
          <table:table-cell table:style-name="Default" office:value-type="float" office:value="19.8564" calcext:value-type="float">
            <text:p>19.8564</text:p>
          </table:table-cell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13"/>
        </table:table-row>
        <table:table-row table:style-name="ro1"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4"/>
        </table:table-row>
        <table:table-row table:style-name="ro1" table:number-rows-repeated="10485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23:28:09.7419268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9T23:29:43.965459337</dc:date>
    <meta:editing-duration>PT14H7M5S</meta:editing-duration>
    <meta:editing-cycles>17</meta:editing-cycles>
    <meta:generator>LibreOffice/6.4.6.2$Linux_X86_64 LibreOffice_project/40$Build-2</meta:generator>
    <meta:document-statistic meta:table-count="1" meta:cell-count="177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182cm" svg:height="9.005cm" xlink:href=".." xlink:type="simple" chart:class="chart:scatter" chart:style-name="ch1">
        <chart:legend chart:legend-position="bottom" svg:x="19.461cm" svg:y="8.039cm" style:legend-expansion="custom" chartooo:width="10.931cm" chartooo:height="0.962cm" style:legend-expansion-aspect-ratio="11.3627858627859" chart:style-name="ch2"/>
        <chart:plot-area chart:style-name="ch3" table:cell-range-address="PID_Data.AD1:PID_Data.AD59 PID_Data.C1:PID_Data.H1 PID_Data.J1:PID_Data.J59 PID_Data.B1:PID_Data.B59" chart:data-source-has-labels="row" svg:x="1.023cm" svg:y="0.18cm" svg:width="49.136cm" svg:height="7.667cm">
          <chartooo:coordinate-region svg:x="1.856cm" svg:y="0.379cm" svg:width="48.116cm" svg:height="7.26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ID_Data.J1:PID_Data.J59" chart:label-cell-address="PID_Data.C1:PID_Data.H1" chart:class="chart:scatter">
            <chart:domain table:cell-range-address="PID_Data.AD1:PID_Data.AD59"/>
            <chart:data-point chart:repeated="59"/>
          </chart:series>
          <chart:series chart:style-name="ch8" chart:values-cell-range-address="PID_Data.B1:PID_Data.B59" loext:label-string="target" chart:class="chart:scatter"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1 K_I: 1 K_D: 0</text:p>
                <text:list>
                  <text:list-item>
                    <text:p>K_P:</text:p>
                  </text:list-item>
                  <text:list-item>
                    <text:p>1</text:p>
                  </text:list-item>
                  <text:list-item>
                    <text:p>K_I:</text:p>
                  </text:list-item>
                  <text:list-item>
                    <text:p>1</text:p>
                  </text:list-item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C1:PID_Data.H1</svg:desc>
                </draw:g>
              </table:table-cell>
              <table:table-cell office:value-type="string">
                <text:p>tar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-0.00217245">
                <text:p>-0.00217245</text:p>
                <draw:g>
                  <svg:desc>PID_Data.J1:PID_Data.J59</svg:desc>
                </draw:g>
              </table:table-cell>
              <table:table-cell office:value-type="float" office:value="0.0365263">
                <text:p>0.0365263</text:p>
                <draw:g>
                  <svg:desc>PID_Data.B1:PID_Data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-0.0414868">
                <text:p>-0.0414868</text:p>
              </table:table-cell>
              <table:table-cell office:value-type="float" office:value="0.43131">
                <text:p>0.43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.170738">
                <text:p>0.170738</text:p>
              </table:table-cell>
              <table:table-cell office:value-type="float" office:value="0.404342">
                <text:p>0.404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.157303">
                <text:p>0.157303</text:p>
              </table:table-cell>
              <table:table-cell office:value-type="float" office:value="0.567206">
                <text:p>0.567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299931">
                <text:p>0.299931</text:p>
              </table:table-cell>
              <table:table-cell office:value-type="float" office:value="0.456332">
                <text:p>0.456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.310162">
                <text:p>0.310162</text:p>
              </table:table-cell>
              <table:table-cell office:value-type="float" office:value="0.610209">
                <text:p>0.610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.44295">
                <text:p>0.44295</text:p>
              </table:table-cell>
              <table:table-cell office:value-type="float" office:value="0.459902">
                <text:p>0.459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.452779">
                <text:p>0.452779</text:p>
              </table:table-cell>
              <table:table-cell office:value-type="float" office:value="0.68609">
                <text:p>0.68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0.588454">
                <text:p>0.588454</text:p>
              </table:table-cell>
              <table:table-cell office:value-type="float" office:value="0.449858">
                <text:p>0.449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.588483">
                <text:p>0.588483</text:p>
              </table:table-cell>
              <table:table-cell office:value-type="float" office:value="0.72627">
                <text:p>0.726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0.694792">
                <text:p>0.694792</text:p>
              </table:table-cell>
              <table:table-cell office:value-type="float" office:value="0.514154">
                <text:p>0.514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.663065">
                <text:p>0.663065</text:p>
              </table:table-cell>
              <table:table-cell office:value-type="float" office:value="0.686087">
                <text:p>0.6860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0.745019">
                <text:p>0.745019</text:p>
              </table:table-cell>
              <table:table-cell office:value-type="float" office:value="0.60812">
                <text:p>0.60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0.712363">
                <text:p>0.712363</text:p>
              </table:table-cell>
              <table:table-cell office:value-type="float" office:value="0.64588">
                <text:p>0.64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0.73831">
                <text:p>0.73831</text:p>
              </table:table-cell>
              <table:table-cell office:value-type="float" office:value="0.654535">
                <text:p>0.654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0.732422">
                <text:p>0.732422</text:p>
              </table:table-cell>
              <table:table-cell office:value-type="float" office:value="0.628824">
                <text:p>0.628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0.705092">
                <text:p>0.705092</text:p>
              </table:table-cell>
              <table:table-cell office:value-type="float" office:value="0.668038">
                <text:p>0.668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0.721422">
                <text:p>0.721422</text:p>
              </table:table-cell>
              <table:table-cell office:value-type="float" office:value="0.649428">
                <text:p>0.649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0.70079">
                <text:p>0.70079</text:p>
              </table:table-cell>
              <table:table-cell office:value-type="float" office:value="0.665387">
                <text:p>0.665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0.706168">
                <text:p>0.706168</text:p>
              </table:table-cell>
              <table:table-cell office:value-type="float" office:value="0.673815">
                <text:p>0.673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0.705379">
                <text:p>0.705379</text:p>
              </table:table-cell>
              <table:table-cell office:value-type="float" office:value="0.666344">
                <text:p>0.666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695931">
                <text:p>0.695931</text:p>
              </table:table-cell>
              <table:table-cell office:value-type="float" office:value="0.686039">
                <text:p>0.686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0.705749">
                <text:p>0.705749</text:p>
              </table:table-cell>
              <table:table-cell office:value-type="float" office:value="0.674037">
                <text:p>0.674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0.694344">
                <text:p>0.694344</text:p>
              </table:table-cell>
              <table:table-cell office:value-type="float" office:value="0.685798">
                <text:p>0.6857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0.700201">
                <text:p>0.700201</text:p>
              </table:table-cell>
              <table:table-cell office:value-type="float" office:value="0.685302">
                <text:p>0.685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.697482">
                <text:p>0.697482</text:p>
              </table:table-cell>
              <table:table-cell office:value-type="float" office:value="0.683527">
                <text:p>0.6835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0.694641">
                <text:p>0.694641</text:p>
              </table:table-cell>
              <table:table-cell office:value-type="float" office:value="0.693099">
                <text:p>0.693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0.699994">
                <text:p>0.699994</text:p>
              </table:table-cell>
              <table:table-cell office:value-type="float" office:value="0.683287">
                <text:p>0.683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.691926">
                <text:p>0.691926</text:p>
              </table:table-cell>
              <table:table-cell office:value-type="float" office:value="0.694007">
                <text:p>0.694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0.698498">
                <text:p>0.698498</text:p>
              </table:table-cell>
              <table:table-cell office:value-type="float" office:value="0.690044">
                <text:p>0.690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0.694258">
                <text:p>0.694258</text:p>
              </table:table-cell>
              <table:table-cell office:value-type="float" office:value="0.692253">
                <text:p>0.692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0.696062">
                <text:p>0.696062</text:p>
              </table:table-cell>
              <table:table-cell office:value-type="float" office:value="0.691268">
                <text:p>0.691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.694301">
                <text:p>0.694301</text:p>
              </table:table-cell>
              <table:table-cell office:value-type="float" office:value="0.694322">
                <text:p>0.694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0.696428">
                <text:p>0.696428</text:p>
              </table:table-cell>
              <table:table-cell office:value-type="float" office:value="0.690463">
                <text:p>0.6904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.692914">
                <text:p>0.692914</text:p>
              </table:table-cell>
              <table:table-cell office:value-type="float" office:value="0.69663">
                <text:p>0.696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0.697483">
                <text:p>0.697483</text:p>
              </table:table-cell>
              <table:table-cell office:value-type="float" office:value="0.689534">
                <text:p>0.689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.692049">
                <text:p>0.692049</text:p>
              </table:table-cell>
              <table:table-cell office:value-type="float" office:value="0.695864">
                <text:p>0.695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0.696244">
                <text:p>0.696244</text:p>
              </table:table-cell>
              <table:table-cell office:value-type="float" office:value="0.6942">
                <text:p>0.69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0.694815">
                <text:p>0.694815</text:p>
              </table:table-cell>
              <table:table-cell office:value-type="float" office:value="0.691636">
                <text:p>0.691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692928">
                <text:p>0.692928</text:p>
              </table:table-cell>
              <table:table-cell office:value-type="float" office:value="0.698259">
                <text:p>0.698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.69765">
                <text:p>0.69765</text:p>
              </table:table-cell>
              <table:table-cell office:value-type="float" office:value="0.689215">
                <text:p>0.6892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691169">
                <text:p>0.691169</text:p>
              </table:table-cell>
              <table:table-cell office:value-type="float" office:value="0.697492">
                <text:p>0.6974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0.696802">
                <text:p>0.696802</text:p>
              </table:table-cell>
              <table:table-cell office:value-type="float" office:value="0.693739">
                <text:p>0.693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.694051">
                <text:p>0.694051</text:p>
              </table:table-cell>
              <table:table-cell office:value-type="float" office:value="0.692675">
                <text:p>0.692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693378">
                <text:p>0.693378</text:p>
              </table:table-cell>
              <table:table-cell office:value-type="float" office:value="0.698337">
                <text:p>0.6983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0.697284">
                <text:p>0.697284</text:p>
              </table:table-cell>
              <table:table-cell office:value-type="float" office:value="0.68959">
                <text:p>0.68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.691234">
                <text:p>0.691234</text:p>
              </table:table-cell>
              <table:table-cell office:value-type="float" office:value="0.697779">
                <text:p>0.697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69679">
                <text:p>0.69679</text:p>
              </table:table-cell>
              <table:table-cell office:value-type="float" office:value="0.693776">
                <text:p>0.6937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.693908">
                <text:p>0.693908</text:p>
              </table:table-cell>
              <table:table-cell office:value-type="float" office:value="0.693069">
                <text:p>0.6930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.69385">
                <text:p>0.69385</text:p>
              </table:table-cell>
              <table:table-cell office:value-type="float" office:value="0.695943">
                <text:p>0.6959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0.695328">
                <text:p>0.695328</text:p>
              </table:table-cell>
              <table:table-cell office:value-type="float" office:value="0.694667">
                <text:p>0.694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0.694568">
                <text:p>0.694568</text:p>
              </table:table-cell>
              <table:table-cell office:value-type="float" office:value="0.693306">
                <text:p>0.6933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693927">
                <text:p>0.693927</text:p>
              </table:table-cell>
              <table:table-cell office:value-type="float" office:value="0.695336">
                <text:p>0.6953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694891">
                <text:p>0.694891</text:p>
              </table:table-cell>
              <table:table-cell office:value-type="float" office:value="0.695624">
                <text:p>0.6956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0.695203">
                <text:p>0.695203</text:p>
              </table:table-cell>
              <table:table-cell office:value-type="float" office:value="0.692493">
                <text:p>0.6924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.693277">
                <text:p>0.693277</text:p>
              </table:table-cell>
              <table:table-cell office:value-type="float" office:value="0.695885">
                <text:p>0.6958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0.695342">
                <text:p>0.695342</text:p>
              </table:table-cell>
              <table:table-cell office:value-type="float" office:value="0.695296">
                <text:p>0.6952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0.694978">
                <text:p>0.694978</text:p>
              </table:table-cell>
              <table:table-cell office:value-type="float" office:value="0.692668">
                <text:p>0.6926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.693292">
                <text:p>0.693292</text:p>
              </table:table-cell>
              <table:table-cell office:value-type="float" office:value="0.69599">
                <text:p>0.69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9.133cm" svg:y="4.198cm" style:legend-expansion="high" chart:style-name="ch2"/>
        <chart:plot-area chart:style-name="ch3" table:cell-range-address="PID_Data.AD1:PID_Data.AD59 PID_Data.P1:PID_Data.P59" chart:data-source-has-labels="row" svg:x="1.019cm" svg:y="0.179cm" svg:width="47.095cm" svg:height="8.636cm">
          <chartooo:coordinate-region svg:x="1.746cm" svg:y="0.378cm" svg:width="46.18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P1:PID_Data.P59" loext:label-string="y_t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y_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517225">
                <text:p>0.0517225</text:p>
                <draw:g>
                  <svg:desc>PID_Data.P1:PID_Data.P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0.644936">
                <text:p>0.6449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.484359">
                <text:p>0.484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.798608">
                <text:p>0.798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59774">
                <text:p>0.59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.842363">
                <text:p>0.842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.564974">
                <text:p>0.564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.859851">
                <text:p>0.859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0.441302">
                <text:p>0.44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.764055">
                <text:p>0.7640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0.384839">
                <text:p>0.384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.596246">
                <text:p>0.596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0.390254">
                <text:p>0.3902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0.438296">
                <text:p>0.4382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0.392809">
                <text:p>0.392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0.338122">
                <text:p>0.3381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0.392196">
                <text:p>0.392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0.333026">
                <text:p>0.333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0.357704">
                <text:p>0.357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0.349865">
                <text:p>0.349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0.330046">
                <text:p>0.330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355861">
                <text:p>0.355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0.323368">
                <text:p>0.323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0.343659">
                <text:p>0.343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0.332291">
                <text:p>0.332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.328539">
                <text:p>0.328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0.340433">
                <text:p>0.3404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0.319645">
                <text:p>0.319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.339133">
                <text:p>0.339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0.325753">
                <text:p>0.325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0.331527">
                <text:p>0.331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0.327125">
                <text:p>0.327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.331947">
                <text:p>0.3319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0.323953">
                <text:p>0.3239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.334884">
                <text:p>0.334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0.320544">
                <text:p>0.320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.333592">
                <text:p>0.333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0.327046">
                <text:p>0.327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0.324841">
                <text:p>0.3248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335144">
                <text:p>0.3351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.31854">
                <text:p>0.318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335426">
                <text:p>0.3354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0.325009">
                <text:p>0.3250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.326233">
                <text:p>0.3262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334237">
                <text:p>0.334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0.318995">
                <text:p>0.318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.335437">
                <text:p>0.3354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324863">
                <text:p>0.3248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.326756">
                <text:p>0.326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.330392">
                <text:p>0.3303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0.327416">
                <text:p>0.3274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0.32639">
                <text:p>0.326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329535">
                <text:p>0.3295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329106">
                <text:p>0.3291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0.324751">
                <text:p>0.324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.330947">
                <text:p>0.330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0.328278">
                <text:p>0.328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0.325236">
                <text:p>0.3252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.331152">
                <text:p>0.331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C1:PID_Data.D1 PID_Data.R1:PID_Data.R59" chart:data-source-has-labels="row" svg:x="1.019cm" svg:y="0.179cm" svg:width="46.513cm" svg:height="8.636cm">
          <chartooo:coordinate-region svg:x="1.852cm" svg:y="0.378cm" svg:width="45.494cm" svg:height="8.2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R1:PID_Data.R59" chart:label-cell-address="PID_Data.C1:PID_Data.D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P: 1</text:p>
                <text:list>
                  <text:list-item>
                    <text:p>K_P:</text:p>
                  </text:list-item>
                  <text:list-item>
                    <text:p>1</text:p>
                  </text:list-item>
                </text:list>
                <draw:g>
                  <svg:desc>PID_Data.C1:PID_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386988">
                <text:p>0.0386988</text:p>
                <draw:g>
                  <svg:desc>PID_Data.R1:PID_Data.R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0.472797">
                <text:p>0.472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.233604">
                <text:p>0.233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.409904">
                <text:p>0.409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156401">
                <text:p>0.156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.300046">
                <text:p>0.300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.0169523">
                <text:p>0.0169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.233311">
                <text:p>0.233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-0.138596">
                <text:p>-0.138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.137787">
                <text:p>0.1377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-0.180638">
                <text:p>-0.1806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.023022">
                <text:p>0.023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-0.136898">
                <text:p>-0.136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-0.0664826">
                <text:p>-0.0664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0.0837759">
                <text:p>-0.0837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-0.103598">
                <text:p>-0.103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-0.0370537">
                <text:p>-0.0370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-0.0719944">
                <text:p>-0.07199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-0.0354026">
                <text:p>-0.03540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-0.032353">
                <text:p>-0.032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-0.0390357">
                <text:p>-0.0390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-0.00989185">
                <text:p>-0.009891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-0.0317121">
                <text:p>-0.0317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-0.00854546">
                <text:p>-0.008545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-0.0148991">
                <text:p>-0.0148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-0.013955">
                <text:p>-0.0139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-0.00154188">
                <text:p>-0.00154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-0.0167073">
                <text:p>-0.0167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.00208081">
                <text:p>0.00208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-0.00845446">
                <text:p>-0.00845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-0.00200514">
                <text:p>-0.00200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-0.00479387">
                <text:p>-0.004793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.0000207538">
                <text:p>0.00002075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-0.00596518">
                <text:p>-0.00596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.00371554">
                <text:p>0.003715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-0.00794963">
                <text:p>-0.00794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.00381443">
                <text:p>0.003814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-0.00204361">
                <text:p>-0.002043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-0.0031784">
                <text:p>-0.0031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00533046">
                <text:p>0.00533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-0.00843514">
                <text:p>-0.00843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00632345">
                <text:p>0.00632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0.00306294">
                <text:p>-0.00306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-0.00137617">
                <text:p>-0.001376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0049589">
                <text:p>0.00495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-0.00769379">
                <text:p>-0.007693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.00654551">
                <text:p>0.006545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0.00301418">
                <text:p>-0.003014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-0.000838512">
                <text:p>-0.000838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.00209314">
                <text:p>0.00209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-0.000660921">
                <text:p>-0.0006609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-0.00126239">
                <text:p>-0.00126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00140874">
                <text:p>0.001408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000732856">
                <text:p>0.000732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-0.0027095">
                <text:p>-0.0027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.00260829">
                <text:p>0.00260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-0.0000457635">
                <text:p>-0.00004576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-0.00231">
                <text:p>-0.00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.00269826">
                <text:p>0.00269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683cm" svg:y="4.198cm" style:legend-expansion="high" chart:style-name="ch2"/>
        <chart:plot-area chart:style-name="ch3" table:cell-range-address="PID_Data.AD1:PID_Data.AD59 PID_Data.E1:PID_Data.F1 PID_Data.T1:PID_Data.T59" chart:data-source-has-labels="row" svg:x="1.019cm" svg:y="0.179cm" svg:width="46.645cm" svg:height="8.636cm">
          <chartooo:coordinate-region svg:x="1.746cm" svg:y="0.378cm" svg:width="45.731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T1:PID_Data.T59" chart:label-cell-address="PID_Data.E1:PID_Data.F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I: 1</text:p>
                <text:list>
                  <text:list-item>
                    <text:p>K_I:</text:p>
                  </text:list-item>
                  <text:list-item>
                    <text:p>1</text:p>
                  </text:list-item>
                </text:list>
                <draw:g>
                  <svg:desc>PID_Data.E1:PID_Data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.0130237">
                <text:p>0.0130237</text:p>
                <draw:g>
                  <svg:desc>PID_Data.T1:PID_Data.T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0.172138">
                <text:p>0.172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0.250755">
                <text:p>0.250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.388704">
                <text:p>0.388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0.441339">
                <text:p>0.441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.542316">
                <text:p>0.542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0.548022">
                <text:p>0.548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.62654">
                <text:p>0.62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0.579897">
                <text:p>0.5798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.626268">
                <text:p>0.626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0.565476">
                <text:p>0.5654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.573224">
                <text:p>0.573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0.527152">
                <text:p>0.527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0.504779">
                <text:p>0.504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0.476585">
                <text:p>0.476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0.44172">
                <text:p>0.441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0.42925">
                <text:p>0.42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0.405021">
                <text:p>0.4050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0.393106">
                <text:p>0.3931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0.382218">
                <text:p>0.3822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0.369081">
                <text:p>0.369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.365752">
                <text:p>0.365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0.35508">
                <text:p>0.355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0.352204">
                <text:p>0.352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0.34719">
                <text:p>0.34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.342494">
                <text:p>0.342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0.341975">
                <text:p>0.341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0.336352">
                <text:p>0.3363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.337052">
                <text:p>0.3370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0.334207">
                <text:p>0.3342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0.333532">
                <text:p>0.3335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0.331919">
                <text:p>0.3319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.331926">
                <text:p>0.331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0.329918">
                <text:p>0.329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.331169">
                <text:p>0.331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0.328493">
                <text:p>0.3284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.329777">
                <text:p>0.3297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0.329089">
                <text:p>0.329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0.32802">
                <text:p>0.328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.329814">
                <text:p>0.329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0.326975">
                <text:p>0.326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.329103">
                <text:p>0.3291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0.328072">
                <text:p>0.3280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.327609">
                <text:p>0.327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.329278">
                <text:p>0.329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0.326689">
                <text:p>0.3266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.328891">
                <text:p>0.328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0.327877">
                <text:p>0.3278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.327595">
                <text:p>0.327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.328299">
                <text:p>0.3282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0.328077">
                <text:p>0.328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0.327652">
                <text:p>0.3276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.328126">
                <text:p>0.3281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0.328373">
                <text:p>0.328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0.327461">
                <text:p>0.327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.328339">
                <text:p>0.3283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0.328323">
                <text:p>0.328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0.327546">
                <text:p>0.327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.328454">
                <text:p>0.3284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0.953cm" svg:height="8.994cm" xlink:href=".." xlink:type="simple" chart:class="chart:scatter" chart:style-name="ch1">
        <chart:legend chart:legend-position="end" svg:x="48.551cm" svg:y="4.198cm" style:legend-expansion="high" chart:style-name="ch2"/>
        <chart:plot-area chart:style-name="ch3" table:cell-range-address="PID_Data.AD1:PID_Data.AD59 PID_Data.G1:PID_Data.H1 PID_Data.V1:PID_Data.V59" chart:data-source-has-labels="row" svg:x="1.019cm" svg:y="0.179cm" svg:width="46.513cm" svg:height="8.636cm">
          <chartooo:coordinate-region svg:x="1.746cm" svg:y="0.378cm" svg:width="45.6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ID_Data.V1:PID_Data.V59" chart:label-cell-address="PID_Data.G1:PID_Data.H1" chart:class="chart:scatter">
            <chart:domain table:cell-range-address="PID_Data.AD1:PID_Data.AD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D</text:p>
              </table:table-cell>
              <table:table-cell office:value-type="string">
                <text:p>K_D: 0</text:p>
                <text:list>
                  <text:list-item>
                    <text:p>K_D:</text:p>
                  </text:list-item>
                  <text:list-item>
                    <text:p>0</text:p>
                  </text:list-item>
                </text:list>
                <draw:g>
                  <svg:desc>PID_Data.G1:PID_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658">
                <text:p>0.33658</text:p>
                <draw:g>
                  <svg:desc>PID_Data.AD1:PID_Data.AD59</svg:desc>
                </draw:g>
              </table:table-cell>
              <table:table-cell office:value-type="float" office:value="0">
                <text:p>0</text:p>
                <draw:g>
                  <svg:desc>PID_Data.V1:PID_Data.V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3835">
                <text:p>0.67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023">
                <text:p>1.010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4635">
                <text:p>1.3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8289">
                <text:p>1.682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203">
                <text:p>2.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5606">
                <text:p>2.356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9315">
                <text:p>2.69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2958">
                <text:p>3.029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541">
                <text:p>3.3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0247">
                <text:p>3.702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3848">
                <text:p>4.03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37501">
                <text:p>4.375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1243">
                <text:p>4.7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0485">
                <text:p>5.04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8477">
                <text:p>5.384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145">
                <text:p>5.7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5803">
                <text:p>6.058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9475">
                <text:p>6.39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3136">
                <text:p>6.7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684">
                <text:p>7.06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039">
                <text:p>7.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4069">
                <text:p>7.740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7707">
                <text:p>8.07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1373">
                <text:p>8.413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074">
                <text:p>8.75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08662">
                <text:p>9.08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2424">
                <text:p>9.424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76096">
                <text:p>9.76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974">
                <text:p>10.09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33">
                <text:p>10.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7703">
                <text:p>10.77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106">
                <text:p>11.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4433">
                <text:p>11.44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789">
                <text:p>11.7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1163">
                <text:p>12.11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4531">
                <text:p>12.4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7892">
                <text:p>12.78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261">
                <text:p>13.12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4618">
                <text:p>13.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7991">
                <text:p>13.79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357">
                <text:p>14.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719">
                <text:p>14.47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087">
                <text:p>14.8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444">
                <text:p>15.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816">
                <text:p>15.481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8181">
                <text:p>15.8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1543">
                <text:p>16.15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491">
                <text:p>16.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828">
                <text:p>16.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1638">
                <text:p>17.16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5006">
                <text:p>17.50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8375">
                <text:p>17.8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1732">
                <text:p>18.17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5102">
                <text:p>18.51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47">
                <text:p>18.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827">
                <text:p>19.18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196">
                <text:p>19.519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8564">
                <text:p>19.85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